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3fad5" officeooo:paragraph-rsid="0120bd08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3fad5" officeooo:paragraph-rsid="0145e955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e3fad5" officeooo:paragraph-rsid="01491b9d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4pt" fo:font-weight="normal" officeooo:rsid="00e3fad5" officeooo:paragraph-rsid="0149d007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fo:font-size="14pt" fo:font-weight="normal" officeooo:rsid="00e3fad5" officeooo:paragraph-rsid="0176e23b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19" style:family="paragraph" style:parent-style-name="Text_20_body">
      <style:text-properties fo:color="#000000" loext:opacity="100%" fo:font-size="14pt" fo:font-weight="normal" officeooo:rsid="0044ab1e" officeooo:paragraph-rsid="012f1db2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21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bold" officeooo:rsid="0026793c" officeooo:paragraph-rsid="017c36ac" fo:background-color="transparent" style:font-size-asian="10pt" style:font-weight-asian="bold" style:font-size-complex="10pt" style:font-weight-complex="bold"/>
    </style:style>
    <style:style style:name="P23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24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25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26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27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28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29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30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31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32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33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34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35" style:family="paragraph" style:parent-style-name="Standard">
      <style:text-properties fo:color="#000000" loext:opacity="100%" fo:font-size="10pt" fo:font-weight="normal" officeooo:rsid="00e3fad5" officeooo:paragraph-rsid="014232af" fo:background-color="transparent" style:font-size-asian="10pt" style:font-weight-asian="normal" style:font-size-complex="10pt" style:font-weight-complex="normal"/>
    </style:style>
    <style:style style:name="P36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text-properties fo:color="#000000" loext:opacity="100%" fo:font-size="12pt" fo:font-weight="normal" officeooo:rsid="00e3fad5" officeooo:paragraph-rsid="0134952a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text-properties fo:color="#000000" loext:opacity="100%" fo:font-size="12pt" fo:font-weight="normal" officeooo:rsid="00e3fad5" officeooo:paragraph-rsid="01353692" fo:background-color="transparent" style:font-size-asian="12pt" style:font-weight-asian="normal" style:font-size-complex="12pt" style:font-weight-complex="normal"/>
    </style:style>
    <style:style style:name="P39" style:family="paragraph" style:parent-style-name="Preformatted_20_Text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41" style:family="paragraph" style:parent-style-name="Preformatted_20_Text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43" style:family="paragraph" style:parent-style-name="Preformatted_20_Text">
      <style:text-properties fo:color="#000000" loext:opacity="100%" fo:font-size="12pt" fo:font-weight="normal" officeooo:rsid="00e3fad5" officeooo:paragraph-rsid="015a8bdf" fo:background-color="transparent" style:font-size-asian="12pt" style:font-weight-asian="normal" style:font-size-complex="12pt" style:font-weight-complex="normal"/>
    </style:style>
    <style:style style:name="P44" style:family="paragraph" style:parent-style-name="Preformatted_20_Text">
      <style:text-properties fo:color="#000000" loext:opacity="100%" fo:font-size="12pt" fo:font-weight="normal" officeooo:rsid="00e3fad5" officeooo:paragraph-rsid="016510ed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text-properties fo:color="#000000" loext:opacity="100%" fo:font-size="12pt" fo:font-weight="normal" officeooo:rsid="00e3fad5" officeooo:paragraph-rsid="0146cc74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47" style:family="paragraph" style:parent-style-name="Preformatted_20_Text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48" style:family="paragraph" style:parent-style-name="Standard">
      <style:text-properties fo:color="#000000" loext:opacity="100%" fo:font-size="12pt" fo:font-weight="normal" officeooo:rsid="00e3fad5" officeooo:paragraph-rsid="014c5df0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text-properties fo:color="#000000" loext:opacity="100%" fo:font-size="12pt" fo:font-weight="normal" officeooo:rsid="00e3fad5" officeooo:paragraph-rsid="014da50d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text-properties fo:color="#000000" loext:opacity="100%" fo:font-size="12pt" fo:font-weight="normal" officeooo:rsid="00e3fad5" officeooo:paragraph-rsid="0151b0b7" fo:background-color="transparent" style:font-size-asian="12pt" style:font-weight-asian="normal" style:font-size-complex="12pt" style:font-weight-complex="normal"/>
    </style:style>
    <style:style style:name="P51" style:family="paragraph" style:parent-style-name="Standard">
      <style:text-properties fo:color="#000000" loext:opacity="100%" fo:font-size="12pt" fo:font-weight="normal" officeooo:rsid="00e3fad5" officeooo:paragraph-rsid="0151bdbf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text-properties fo:color="#000000" loext:opacity="100%" fo:font-size="12pt" fo:font-weight="normal" officeooo:rsid="00e3fad5" officeooo:paragraph-rsid="01579613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text-properties fo:color="#000000" loext:opacity="100%" fo:font-size="12pt" fo:font-weight="normal" officeooo:rsid="00e3fad5" officeooo:paragraph-rsid="01594531" fo:background-color="transparent" style:font-size-asian="12pt" style:font-weight-asian="normal" style:font-size-complex="12pt" style:font-weight-complex="normal"/>
    </style:style>
    <style:style style:name="P54" style:family="paragraph" style:parent-style-name="Standard">
      <style:text-properties fo:color="#000000" loext:opacity="100%" fo:font-size="12pt" fo:font-weight="normal" officeooo:rsid="00e3fad5" officeooo:paragraph-rsid="015caaa6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text-properties fo:color="#000000" loext:opacity="100%" fo:font-size="12pt" fo:font-weight="normal" officeooo:rsid="00e3fad5" officeooo:paragraph-rsid="015dfc91" fo:background-color="transparent" style:font-size-asian="12pt" style:font-weight-asian="normal" style:font-size-complex="12pt" style:font-weight-complex="normal"/>
    </style:style>
    <style:style style:name="P56" style:family="paragraph" style:parent-style-name="Standard">
      <style:text-properties fo:color="#000000" loext:opacity="100%" fo:font-size="12pt" fo:font-weight="normal" officeooo:rsid="00e3fad5" officeooo:paragraph-rsid="01661768" fo:background-color="transparent" style:font-size-asian="12pt" style:font-weight-asian="normal" style:font-size-complex="12pt" style:font-weight-complex="normal"/>
    </style:style>
    <style:style style:name="P57" style:family="paragraph" style:parent-style-name="Standard">
      <style:text-properties fo:color="#000000" loext:opacity="100%" fo:font-size="12pt" fo:font-weight="normal" officeooo:rsid="00e3fad5" officeooo:paragraph-rsid="01679236" fo:background-color="transparent" style:font-size-asian="12pt" style:font-weight-asian="normal" style:font-size-complex="12pt" style:font-weight-complex="normal"/>
    </style:style>
    <style:style style:name="P58" style:family="paragraph" style:parent-style-name="Standard">
      <style:text-properties fo:color="#000000" loext:opacity="100%" fo:font-size="12pt" fo:font-weight="normal" officeooo:rsid="00e3fad5" officeooo:paragraph-rsid="01698090" fo:background-color="transparent" style:font-size-asian="12pt" style:font-weight-asian="normal" style:font-size-complex="12pt" style:font-weight-complex="normal"/>
    </style:style>
    <style:style style:name="P59" style:family="paragraph" style:parent-style-name="Standard">
      <style:text-properties fo:color="#000000" loext:opacity="100%" fo:font-size="12pt" fo:font-weight="normal" officeooo:rsid="00e3fad5" officeooo:paragraph-rsid="016b5e33" fo:background-color="transparent" style:font-size-asian="12pt" style:font-weight-asian="normal" style:font-size-complex="12pt" style:font-weight-complex="normal"/>
    </style:style>
    <style:style style:name="P60" style:family="paragraph" style:parent-style-name="Standard">
      <style:text-properties fo:color="#000000" loext:opacity="100%" fo:font-size="12pt" fo:font-weight="normal" officeooo:rsid="00e3fad5" officeooo:paragraph-rsid="016c32ec" fo:background-color="transparent" style:font-size-asian="12pt" style:font-weight-asian="normal" style:font-size-complex="12pt" style:font-weight-complex="normal"/>
    </style:style>
    <style:style style:name="P61" style:family="paragraph" style:parent-style-name="Standard">
      <style:text-properties fo:color="#000000" loext:opacity="100%" fo:font-size="12pt" fo:font-weight="normal" officeooo:rsid="00e3fad5" officeooo:paragraph-rsid="017145e5" fo:background-color="transparent" style:font-size-asian="12pt" style:font-weight-asian="normal" style:font-size-complex="12pt" style:font-weight-complex="normal"/>
    </style:style>
    <style:style style:name="P62" style:family="paragraph" style:parent-style-name="Standard">
      <style:text-properties fo:color="#000000" loext:opacity="100%" fo:font-size="12pt" fo:font-weight="normal" officeooo:rsid="00e3fad5" officeooo:paragraph-rsid="0178c4ad" fo:background-color="transparent" style:font-size-asian="12pt" style:font-weight-asian="normal" style:font-size-complex="12pt" style:font-weight-complex="normal"/>
    </style:style>
    <style:style style:name="P63" style:family="paragraph" style:parent-style-name="Standard">
      <style:text-properties fo:color="#000000" loext:opacity="100%" fo:font-size="12pt" fo:font-weight="normal" officeooo:rsid="00e3fad5" officeooo:paragraph-rsid="0179e7b0" fo:background-color="transparent" style:font-size-asian="12pt" style:font-weight-asian="normal" style:font-size-complex="12pt" style:font-weight-complex="normal"/>
    </style:style>
    <style:style style:name="P64" style:family="paragraph" style:parent-style-name="Standard">
      <style:text-properties fo:color="#000000" loext:opacity="100%" fo:font-size="12pt" fo:font-weight="normal" officeooo:rsid="00e3fad5" officeooo:paragraph-rsid="0184474e" fo:background-color="transparent" style:font-size-asian="12pt" style:font-weight-asian="normal" style:font-size-complex="12pt" style:font-weight-complex="normal"/>
    </style:style>
    <style:style style:name="P65" style:family="paragraph" style:parent-style-name="Standard">
      <style:text-properties fo:color="#000000" loext:opacity="100%" fo:font-size="12pt" fo:font-weight="normal" officeooo:rsid="00e3fad5" officeooo:paragraph-rsid="0185502e" fo:background-color="transparent" style:font-size-asian="12pt" style:font-weight-asian="normal" style:font-size-complex="12pt" style:font-weight-complex="normal"/>
    </style:style>
    <style:style style:name="P66" style:family="paragraph" style:parent-style-name="Standard">
      <style:text-properties fo:color="#000000" loext:opacity="100%" fo:font-size="12pt" fo:font-weight="normal" officeooo:rsid="00e3fad5" officeooo:paragraph-rsid="0186338d" fo:background-color="transparent" style:font-size-asian="12pt" style:font-weight-asian="normal" style:font-size-complex="12pt" style:font-weight-complex="normal"/>
    </style:style>
    <style:style style:name="P67" style:family="paragraph" style:parent-style-name="Preformatted_20_Text">
      <style:text-properties fo:color="#000000" loext:opacity="100%" fo:font-size="12pt" fo:font-weight="normal" officeooo:rsid="0044ab1e" officeooo:paragraph-rsid="0133af3d" fo:background-color="transparent" style:font-size-asian="12pt" style:font-weight-asian="normal" style:font-size-complex="12pt" style:font-weight-complex="normal"/>
    </style:style>
    <style:style style:name="P68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69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70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71" style:family="paragraph" style:parent-style-name="Heading_20_3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72" style:family="paragraph" style:parent-style-name="Text_20_body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73" style:family="paragraph" style:parent-style-name="Preformatted_20_Text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74" style:family="paragraph" style:parent-style-name="Standard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75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76" style:family="paragraph" style:parent-style-name="Standard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77" style:family="paragraph" style:parent-style-name="Preformatted_20_Text">
      <style:text-properties fo:color="#000000" loext:opacity="100%" fo:font-size="12pt" fo:font-weight="normal" officeooo:rsid="0044ab1e" officeooo:paragraph-rsid="0136154b" fo:background-color="#ffbf00" style:font-size-asian="12pt" style:font-weight-asian="normal" style:font-size-complex="12pt" style:font-weight-complex="normal"/>
    </style:style>
    <style:style style:name="P78" style:family="paragraph" style:parent-style-name="Preformatted_20_Text">
      <style:text-properties fo:color="#000000" loext:opacity="100%" fo:font-size="12pt" fo:font-weight="normal" officeooo:rsid="0044ab1e" officeooo:paragraph-rsid="01378375" fo:background-color="#ffbf00" style:font-size-asian="12pt" style:font-weight-asian="normal" style:font-size-complex="12pt" style:font-weight-complex="normal"/>
    </style:style>
    <style:style style:name="P79" style:family="paragraph" style:parent-style-name="Standard">
      <style:text-properties fo:color="#000000" loext:opacity="100%" fo:font-size="12pt" fo:font-weight="normal" officeooo:rsid="0044ab1e" officeooo:paragraph-rsid="0134952a" fo:background-color="#ffbf00" style:font-size-asian="12pt" style:font-weight-asian="normal" style:font-size-complex="12pt" style:font-weight-complex="normal"/>
    </style:style>
    <style:style style:name="P80" style:family="paragraph" style:parent-style-name="Standard">
      <style:text-properties fo:color="#000000" loext:opacity="100%" fo:font-size="12pt" fo:font-weight="normal" officeooo:rsid="0044ab1e" officeooo:paragraph-rsid="013a8858" fo:background-color="#ffbf00" style:font-size-asian="12pt" style:font-weight-asian="normal" style:font-size-complex="12pt" style:font-weight-complex="normal"/>
    </style:style>
    <style:style style:name="P81" style:family="paragraph" style:parent-style-name="Text_20_body">
      <style:text-properties fo:color="#000000" loext:opacity="100%" fo:font-size="12pt" fo:font-weight="normal" officeooo:rsid="0044ab1e" officeooo:paragraph-rsid="0123e380" fo:background-color="#ffbf00" style:font-size-asian="12pt" style:font-weight-asian="normal" style:font-size-complex="12pt" style:font-weight-complex="normal"/>
    </style:style>
    <style:style style:name="P82" style:family="paragraph" style:parent-style-name="Text_20_body">
      <style:text-properties fo:color="#000000" loext:opacity="100%" fo:font-size="12pt" fo:font-weight="normal" officeooo:rsid="0044ab1e" officeooo:paragraph-rsid="01255efe" fo:background-color="#ffbf00" style:font-size-asian="12pt" style:font-weight-asian="normal" style:font-size-complex="12pt" style:font-weight-complex="normal"/>
    </style:style>
    <style:style style:name="P83" style:family="paragraph" style:parent-style-name="Text_20_body">
      <style:text-properties fo:color="#000000" loext:opacity="100%" fo:font-size="12pt" fo:font-weight="normal" officeooo:rsid="0044ab1e" officeooo:paragraph-rsid="012f1db2" fo:background-color="#ffbf00" style:font-size-asian="12pt" style:font-weight-asian="normal" style:font-size-complex="12pt" style:font-weight-complex="normal"/>
    </style:style>
    <style:style style:name="P84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85" style:family="paragraph" style:parent-style-name="Preformatted_20_Text">
      <style:text-properties fo:color="#000000" loext:opacity="100%" fo:font-size="12pt" fo:font-weight="normal" officeooo:rsid="0044ab1e" officeooo:paragraph-rsid="0156e264" fo:background-color="#ffbf00" style:font-size-asian="12pt" style:font-weight-asian="normal" style:font-size-complex="12pt" style:font-weight-complex="normal"/>
    </style:style>
    <style:style style:name="P86" style:family="paragraph" style:parent-style-name="Preformatted_20_Text">
      <style:text-properties fo:color="#000000" loext:opacity="100%" fo:font-size="12pt" fo:font-weight="normal" officeooo:rsid="0044ab1e" officeooo:paragraph-rsid="0173b315" fo:background-color="#ffbf00" style:font-size-asian="12pt" style:font-weight-asian="normal" style:font-size-complex="12pt" style:font-weight-complex="normal"/>
    </style:style>
    <style:style style:name="P87" style:family="paragraph" style:parent-style-name="Standard">
      <style:text-properties fo:color="#000000" loext:opacity="100%" fo:font-size="12pt" fo:font-weight="normal" officeooo:rsid="0044ab1e" officeooo:paragraph-rsid="0176e23b" fo:background-color="#ffbf00" style:font-size-asian="12pt" style:font-weight-asian="normal" style:font-size-complex="12pt" style:font-weight-complex="normal"/>
    </style:style>
    <style:style style:name="P8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8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9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9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f7e9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9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5502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9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9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95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96" style:family="paragraph" style:parent-style-name="Standard">
      <style:text-properties officeooo:paragraph-rsid="015dfc91"/>
    </style:style>
    <style:style style:name="P9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9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9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0b4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0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4474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0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0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0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0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17f6093" fo:background-color="transparent" style:font-size-asian="10pt" style:font-weight-asian="bold" style:font-size-complex="10pt" style:font-weight-complex="bold"/>
    </style:style>
    <style:style style:name="P10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0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0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631f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0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a95f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0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5502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d91e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1" style:family="paragraph" style:parent-style-name="Standard">
      <style:text-properties fo:color="#000000" loext:opacity="100%" fo:font-size="12pt" fo:font-weight="normal" officeooo:rsid="00e3fad5" officeooo:paragraph-rsid="0185502e" fo:background-color="transparent" style:font-size-asian="12pt" style:font-weight-asian="normal" style:font-size-complex="12pt" style:font-weight-complex="normal"/>
    </style:style>
    <style:style style:name="P112" style:family="paragraph" style:parent-style-name="Standard">
      <style:text-properties fo:color="#000000" loext:opacity="100%" fo:font-size="12pt" fo:font-weight="normal" officeooo:rsid="00e3fad5" officeooo:paragraph-rsid="018ba9d1" fo:background-color="transparent" style:font-size-asian="12pt" style:font-weight-asian="normal" style:font-size-complex="12pt" style:font-weight-complex="normal"/>
    </style:style>
    <style:style style:name="P113" style:family="paragraph" style:parent-style-name="Standard">
      <style:text-properties fo:color="#000000" loext:opacity="100%" fo:font-size="12pt" fo:font-weight="normal" officeooo:rsid="00e3fad5" officeooo:paragraph-rsid="018d91e9" fo:background-color="transparent" style:font-size-asian="12pt" style:font-weight-asian="normal" style:font-size-complex="12pt" style:font-weight-complex="normal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weight="bold" officeooo:rsid="0134952a" style:font-weight-asian="bold" style:font-weight-complex="bold"/>
    </style:style>
    <style:style style:name="T6" style:family="text">
      <style:text-properties fo:color="#ff0000" loext:opacity="100%" fo:font-weight="bold" officeooo:rsid="011d5df5" fo:background-color="#ffdbb6" loext:char-shading-value="0" style:font-weight-asian="bold" style:font-weight-complex="bold"/>
    </style:style>
    <style:style style:name="T7" style:family="text">
      <style:text-properties fo:color="#ff0000" loext:opacity="100%" fo:font-size="14pt" officeooo:rsid="0100e3ca" style:font-size-asian="14pt" style:font-size-complex="14pt"/>
    </style:style>
    <style:style style:name="T8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9" style:family="text">
      <style:text-properties officeooo:rsid="00e9b3f1"/>
    </style:style>
    <style:style style:name="T10" style:family="text">
      <style:text-properties fo:color="#c9211e" loext:opacity="100%" officeooo:rsid="00ea78d0"/>
    </style:style>
    <style:style style:name="T11" style:family="text">
      <style:text-properties fo:color="#c9211e" loext:opacity="100%" officeooo:rsid="00ec8115"/>
    </style:style>
    <style:style style:name="T12" style:family="text">
      <style:text-properties fo:color="#c9211e" loext:opacity="100%" officeooo:rsid="00edcad9"/>
    </style:style>
    <style:style style:name="T13" style:family="text">
      <style:text-properties fo:color="#c9211e" loext:opacity="100%" officeooo:rsid="00f4255e"/>
    </style:style>
    <style:style style:name="T14" style:family="text">
      <style:text-properties fo:color="#c9211e" loext:opacity="100%" officeooo:rsid="00f5a3fd"/>
    </style:style>
    <style:style style:name="T15" style:family="text">
      <style:text-properties fo:color="#c9211e" loext:opacity="100%" fo:font-size="14pt" officeooo:rsid="00f79960" style:font-size-asian="14pt" style:font-size-complex="14pt"/>
    </style:style>
    <style:style style:name="T16" style:family="text">
      <style:text-properties fo:color="#c9211e" loext:opacity="100%" fo:font-size="14pt" officeooo:rsid="00edcad9" style:font-size-asian="14pt" style:font-size-complex="14pt"/>
    </style:style>
    <style:style style:name="T17" style:family="text">
      <style:text-properties fo:color="#c9211e" loext:opacity="100%" officeooo:rsid="0115ae71"/>
    </style:style>
    <style:style style:name="T18" style:family="text">
      <style:text-properties fo:color="#c9211e" loext:opacity="100%" fo:font-weight="bold" style:font-weight-asian="bold" style:font-weight-complex="bold"/>
    </style:style>
    <style:style style:name="T19" style:family="text">
      <style:text-properties fo:color="#c9211e" loext:opacity="100%" fo:font-weight="bold" officeooo:rsid="0116a0e2" style:font-weight-asian="bold" style:font-weight-complex="bold"/>
    </style:style>
    <style:style style:name="T20" style:family="text">
      <style:text-properties fo:color="#c9211e" loext:opacity="100%" fo:font-weight="bold" officeooo:rsid="0120bd08" style:font-weight-asian="bold" style:font-weight-complex="bold"/>
    </style:style>
    <style:style style:name="T21" style:family="text">
      <style:text-properties fo:color="#c9211e" loext:opacity="100%" fo:font-weight="bold" officeooo:rsid="01491b9d" style:font-weight-asian="bold" style:font-weight-complex="bold"/>
    </style:style>
    <style:style style:name="T22" style:family="text">
      <style:text-properties fo:color="#c9211e" loext:opacity="100%" fo:font-weight="bold" officeooo:rsid="0176e23b" fo:background-color="#81d41a" loext:char-shading-value="0" style:font-weight-asian="bold" style:font-weight-complex="bold"/>
    </style:style>
    <style:style style:name="T23" style:family="text">
      <style:text-properties fo:color="#c9211e" loext:opacity="100%" fo:font-weight="bold" officeooo:rsid="0116a0e2" fo:background-color="#81d41a" loext:char-shading-value="0" style:font-weight-asian="bold" style:font-weight-complex="bold"/>
    </style:style>
    <style:style style:name="T24" style:family="text">
      <style:text-properties fo:color="#c9211e" loext:opacity="100%" fo:font-weight="bold" officeooo:rsid="0145e955" fo:background-color="#81d41a" loext:char-shading-value="0" style:font-weight-asian="bold" style:font-weight-complex="bold"/>
    </style:style>
    <style:style style:name="T25" style:family="text">
      <style:text-properties fo:color="#c9211e" loext:opacity="100%" fo:font-weight="bold" officeooo:rsid="0120bd08" fo:background-color="#81d41a" loext:char-shading-value="0" style:font-weight-asian="bold" style:font-weight-complex="bold"/>
    </style:style>
    <style:style style:name="T26" style:family="text">
      <style:text-properties fo:color="#c9211e" loext:opacity="100%" style:font-name="Liberation Serif" fo:font-size="14pt" fo:font-weight="bold" officeooo:rsid="016fc75b" style:font-size-asian="14pt" style:font-weight-asian="bold" style:font-size-complex="14pt" style:font-weight-complex="bold"/>
    </style:style>
    <style:style style:name="T27" style:family="text">
      <style:text-properties fo:color="#c9211e" loext:opacity="100%" fo:font-size="16pt" fo:font-weight="bold" officeooo:rsid="0133af3d" fo:background-color="transparent" loext:char-shading-value="0" style:font-size-asian="16pt" style:font-weight-asian="bold" style:font-size-complex="16pt" style:font-weight-complex="bold"/>
    </style:style>
    <style:style style:name="T28" style:family="text">
      <style:text-properties officeooo:rsid="00eb776e"/>
    </style:style>
    <style:style style:name="T29" style:family="text">
      <style:text-properties fo:font-size="10pt" officeooo:rsid="00eb776e" style:font-size-asian="10pt" style:font-size-complex="10pt"/>
    </style:style>
    <style:style style:name="T30" style:family="text">
      <style:text-properties fo:font-size="10pt" officeooo:rsid="0156e264" style:font-size-asian="10pt" style:font-size-complex="10pt"/>
    </style:style>
    <style:style style:name="T31" style:family="text">
      <style:text-properties fo:font-size="10pt" officeooo:rsid="01598d66" style:font-size-asian="10pt" style:font-size-complex="10pt"/>
    </style:style>
    <style:style style:name="T32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33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34" style:family="text">
      <style:text-properties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35" style:family="text">
      <style:text-properties fo:color="#00a933" loext:opacity="100%" officeooo:rsid="00eb9cf1"/>
    </style:style>
    <style:style style:name="T36" style:family="text">
      <style:text-properties fo:color="#00a933" loext:opacity="100%" fo:font-weight="bold" officeooo:rsid="010fb7de" style:font-weight-asian="bold" style:font-weight-complex="bold"/>
    </style:style>
    <style:style style:name="T37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38" style:family="text">
      <style:text-properties fo:color="#00a933" loext:opacity="100%" style:font-name="Liberation Serif" fo:font-size="14pt" officeooo:rsid="0044ab1e" style:font-size-asian="14pt" style:font-size-complex="14pt"/>
    </style:style>
    <style:style style:name="T39" style:family="text">
      <style:text-properties fo:color="#00a933" loext:opacity="100%" style:font-name="Liberation Serif" fo:font-size="14pt" fo:font-weight="bold" officeooo:rsid="0044ab1e" style:font-size-asian="14pt" style:font-weight-asian="bold" style:font-size-complex="14pt" style:font-weight-complex="bold"/>
    </style:style>
    <style:style style:name="T40" style:family="text">
      <style:text-properties fo:color="#00a933" loext:opacity="100%" style:font-name="monospace" fo:font-size="10pt" fo:font-style="normal" officeooo:rsid="0180b429" style:font-size-asian="10pt" style:font-style-asian="normal" style:font-size-complex="10pt" style:font-style-complex="normal"/>
    </style:style>
    <style:style style:name="T41" style:family="text">
      <style:text-properties fo:color="#00a933" loext:opacity="100%" style:font-name="monospace" fo:font-size="10pt" fo:font-style="normal" officeooo:rsid="0185502e" style:font-size-asian="10pt" style:font-style-asian="normal" style:font-size-complex="10pt" style:font-style-complex="normal"/>
    </style:style>
    <style:style style:name="T42" style:family="text">
      <style:text-properties fo:color="#00a933" loext:opacity="100%" style:font-name="monospace" fo:font-size="10pt" fo:font-style="normal" officeooo:rsid="01865bad" style:font-size-asian="10pt" style:font-style-asian="normal" style:font-size-complex="10pt" style:font-style-complex="normal"/>
    </style:style>
    <style:style style:name="T43" style:family="text">
      <style:text-properties fo:color="#00a933" loext:opacity="100%" style:font-name="monospace" fo:font-size="10pt" fo:font-style="normal" officeooo:rsid="018ba9d1" style:font-size-asian="10pt" style:font-style-asian="normal" style:font-size-complex="10pt" style:font-style-complex="normal"/>
    </style:style>
    <style:style style:name="T44" style:family="text">
      <style:text-properties fo:color="#00a933" loext:opacity="100%" style:font-name="monospace" fo:font-size="10pt" fo:font-style="normal" officeooo:rsid="018d91e9" style:font-size-asian="10pt" style:font-style-asian="normal" style:font-size-complex="10pt" style:font-style-complex="normal"/>
    </style:style>
    <style:style style:name="T45" style:family="text">
      <style:text-properties fo:color="#00a933" loext:opacity="100%" officeooo:rsid="01598d66"/>
    </style:style>
    <style:style style:name="T46" style:family="text">
      <style:text-properties fo:color="#00a933" loext:opacity="100%" fo:font-weight="normal" officeooo:rsid="01598d66" fo:background-color="transparent" loext:char-shading-value="0" style:font-weight-asian="normal" style:font-weight-complex="normal"/>
    </style:style>
    <style:style style:name="T47" style:family="text">
      <style:text-properties officeooo:rsid="00ed8001"/>
    </style:style>
    <style:style style:name="T48" style:family="text">
      <style:text-properties officeooo:rsid="00ef25ea"/>
    </style:style>
    <style:style style:name="T49" style:family="text">
      <style:text-properties fo:font-weight="normal" officeooo:rsid="00ef25ea" style:font-weight-asian="normal" style:font-weight-complex="normal"/>
    </style:style>
    <style:style style:name="T50" style:family="text">
      <style:text-properties officeooo:rsid="00efd8e0"/>
    </style:style>
    <style:style style:name="T51" style:family="text">
      <style:text-properties officeooo:rsid="00f28a25"/>
    </style:style>
    <style:style style:name="T52" style:family="text">
      <style:text-properties fo:font-size="12pt" officeooo:rsid="0044ab1e" style:font-size-asian="12pt" style:font-size-complex="12pt"/>
    </style:style>
    <style:style style:name="T53" style:family="text">
      <style:text-properties fo:font-size="12pt" officeooo:rsid="00fc5756" style:font-size-asian="12pt" style:font-size-complex="12pt"/>
    </style:style>
    <style:style style:name="T54" style:family="text">
      <style:text-properties fo:font-size="12pt" officeooo:rsid="0109c0c2" style:font-size-asian="12pt" style:font-size-complex="12pt"/>
    </style:style>
    <style:style style:name="T55" style:family="text">
      <style:text-properties fo:font-size="12pt" officeooo:rsid="0116a0e2" style:font-size-asian="12pt" style:font-size-complex="12pt"/>
    </style:style>
    <style:style style:name="T56" style:family="text">
      <style:text-properties fo:font-size="12pt" fo:font-weight="bold" style:font-size-asian="12pt" style:font-weight-asian="bold" style:font-size-complex="12pt" style:font-weight-complex="bold"/>
    </style:style>
    <style:style style:name="T57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58" style:family="text">
      <style:text-properties officeooo:rsid="00f4255e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officeooo:rsid="00fc5756" style:font-weight-asian="bold" style:font-weight-complex="bold"/>
    </style:style>
    <style:style style:name="T61" style:family="text">
      <style:text-properties fo:font-weight="bold" officeooo:rsid="010e6781" style:font-weight-asian="bold" style:font-weight-complex="bold"/>
    </style:style>
    <style:style style:name="T62" style:family="text">
      <style:text-properties fo:font-weight="bold" officeooo:rsid="010e9235" style:font-weight-asian="bold" style:font-weight-complex="bold"/>
    </style:style>
    <style:style style:name="T63" style:family="text">
      <style:text-properties fo:font-weight="bold" officeooo:rsid="0134952a" style:font-weight-asian="bold" style:font-weight-complex="bold"/>
    </style:style>
    <style:style style:name="T64" style:family="text">
      <style:text-properties fo:font-weight="bold" officeooo:rsid="0146cc74" style:font-weight-asian="bold" style:font-weight-complex="bold"/>
    </style:style>
    <style:style style:name="T65" style:family="text">
      <style:text-properties fo:font-weight="bold" officeooo:rsid="0147680f" style:font-weight-asian="bold" style:font-weight-complex="bold"/>
    </style:style>
    <style:style style:name="T66" style:family="text">
      <style:text-properties fo:font-weight="bold" officeooo:rsid="0156e264" style:font-weight-asian="bold" style:font-weight-complex="bold"/>
    </style:style>
    <style:style style:name="T67" style:family="text">
      <style:text-properties fo:font-weight="bold" officeooo:rsid="01598d66" style:font-weight-asian="bold" style:font-weight-complex="bold"/>
    </style:style>
    <style:style style:name="T68" style:family="text">
      <style:text-properties fo:font-weight="bold" officeooo:rsid="01827390" style:font-weight-asian="bold" style:font-weight-complex="bold"/>
    </style:style>
    <style:style style:name="T69" style:family="text">
      <style:text-properties fo:font-weight="bold" fo:background-color="#ffff6d" loext:char-shading-value="0" style:font-weight-asian="bold" style:font-weight-complex="bold"/>
    </style:style>
    <style:style style:name="T70" style:family="text">
      <style:text-properties fo:font-weight="bold" officeooo:rsid="01356562" fo:background-color="transparent" loext:char-shading-value="0" style:font-weight-asian="bold" style:font-weight-complex="bold"/>
    </style:style>
    <style:style style:name="T71" style:family="text">
      <style:text-properties fo:font-weight="bold" officeooo:rsid="01378375" fo:background-color="transparent" loext:char-shading-value="0" style:font-weight-asian="bold" style:font-weight-complex="bold"/>
    </style:style>
    <style:style style:name="T72" style:family="text">
      <style:text-properties fo:font-weight="bold" officeooo:rsid="0173b315" fo:background-color="transparent" loext:char-shading-value="0" style:font-weight-asian="bold" style:font-weight-complex="bold"/>
    </style:style>
    <style:style style:name="T73" style:family="text">
      <style:text-properties fo:font-weight="bold" officeooo:rsid="0174f4ab" fo:background-color="transparent" loext:char-shading-value="0" style:font-weight-asian="bold" style:font-weight-complex="bold"/>
    </style:style>
    <style:style style:name="T74" style:family="text">
      <style:text-properties fo:font-weight="bold" officeooo:rsid="0156e264" fo:background-color="#ffffd7" loext:char-shading-value="0" style:font-weight-asian="bold" style:font-weight-complex="bold"/>
    </style:style>
    <style:style style:name="T75" style:family="text">
      <style:text-properties fo:font-weight="bold" officeooo:rsid="01598d66" fo:background-color="#ffffd7" loext:char-shading-value="0" style:font-weight-asian="bold" style:font-weight-complex="bold"/>
    </style:style>
    <style:style style:name="T76" style:family="text">
      <style:text-properties fo:font-weight="bold" officeooo:rsid="0160633a" fo:background-color="#ffffd7" loext:char-shading-value="0" style:font-weight-asian="bold" style:font-weight-complex="bold"/>
    </style:style>
    <style:style style:name="T77" style:family="text">
      <style:text-properties fo:font-weight="bold" officeooo:rsid="01623b86" fo:background-color="#ffffd7" loext:char-shading-value="0" style:font-weight-asian="bold" style:font-weight-complex="bold"/>
    </style:style>
    <style:style style:name="T78" style:family="text">
      <style:text-properties fo:font-weight="bold" officeooo:rsid="01698090" fo:background-color="#ffffd7" loext:char-shading-value="0" style:font-weight-asian="bold" style:font-weight-complex="bold"/>
    </style:style>
    <style:style style:name="T79" style:family="text">
      <style:text-properties fo:font-weight="bold" officeooo:rsid="016b5e33" fo:background-color="#ffffd7" loext:char-shading-value="0" style:font-weight-asian="bold" style:font-weight-complex="bold"/>
    </style:style>
    <style:style style:name="T80" style:family="text">
      <style:text-properties fo:font-weight="bold" officeooo:rsid="018ba9d1" fo:background-color="#ffffd7" loext:char-shading-value="0" style:font-weight-asian="bold" style:font-weight-complex="bold"/>
    </style:style>
    <style:style style:name="T81" style:family="text">
      <style:text-properties fo:font-weight="bold" officeooo:rsid="01661768" fo:background-color="#ffff00" loext:char-shading-value="0" style:font-weight-asian="bold" style:font-weight-complex="bold"/>
    </style:style>
    <style:style style:name="T82" style:family="text">
      <style:text-properties fo:font-weight="bold" officeooo:rsid="016c32ec" fo:background-color="#ff8000" loext:char-shading-value="0" style:font-weight-asian="bold" style:font-weight-complex="bold"/>
    </style:style>
    <style:style style:name="T83" style:family="text">
      <style:text-properties fo:font-weight="bold" officeooo:rsid="017145e5" fo:background-color="#ff8000" loext:char-shading-value="0" style:font-weight-asian="bold" style:font-weight-complex="bold"/>
    </style:style>
    <style:style style:name="T84" style:family="text">
      <style:text-properties fo:color="#808080" loext:opacity="100%"/>
    </style:style>
    <style:style style:name="T85" style:family="text">
      <style:text-properties fo:color="#808080" loext:opacity="100%" officeooo:rsid="00f79960"/>
    </style:style>
    <style:style style:name="T86" style:family="text">
      <style:text-properties fo:color="#808080" loext:opacity="100%" officeooo:rsid="00fa44a2"/>
    </style:style>
    <style:style style:name="T87" style:family="text">
      <style:text-properties fo:color="#808080" loext:opacity="100%" fo:font-size="10pt" style:font-size-asian="10pt" style:font-size-complex="10pt"/>
    </style:style>
    <style:style style:name="T88" style:family="text">
      <style:text-properties fo:color="#808080" loext:opacity="100%" fo:font-weight="bold" style:font-weight-asian="bold" style:font-weight-complex="bold"/>
    </style:style>
    <style:style style:name="T89" style:family="text">
      <style:text-properties fo:color="#808080" loext:opacity="100%" fo:font-weight="bold" officeooo:rsid="00fc5756" style:font-weight-asian="bold" style:font-weight-complex="bold"/>
    </style:style>
    <style:style style:name="T90" style:family="text">
      <style:text-properties fo:background-color="transparent" loext:char-shading-value="0"/>
    </style:style>
    <style:style style:name="T91" style:family="text">
      <style:text-properties officeooo:rsid="011bba46" fo:background-color="transparent" loext:char-shading-value="0"/>
    </style:style>
    <style:style style:name="T92" style:family="text">
      <style:text-properties officeooo:rsid="011d5df5" fo:background-color="transparent" loext:char-shading-value="0"/>
    </style:style>
    <style:style style:name="T93" style:family="text">
      <style:text-properties officeooo:rsid="0123e380" fo:background-color="transparent" loext:char-shading-value="0"/>
    </style:style>
    <style:style style:name="T94" style:family="text">
      <style:text-properties officeooo:rsid="01255efe" fo:background-color="transparent" loext:char-shading-value="0"/>
    </style:style>
    <style:style style:name="T95" style:family="text">
      <style:text-properties officeooo:rsid="0133af3d" fo:background-color="transparent" loext:char-shading-value="0"/>
    </style:style>
    <style:style style:name="T96" style:family="text">
      <style:text-properties officeooo:rsid="0134952a" fo:background-color="transparent" loext:char-shading-value="0"/>
    </style:style>
    <style:style style:name="T97" style:family="text">
      <style:text-properties officeooo:rsid="01356562" fo:background-color="transparent" loext:char-shading-value="0"/>
    </style:style>
    <style:style style:name="T98" style:family="text">
      <style:text-properties officeooo:rsid="01378375" fo:background-color="transparent" loext:char-shading-value="0"/>
    </style:style>
    <style:style style:name="T99" style:family="text">
      <style:text-properties officeooo:rsid="013944c8" fo:background-color="transparent" loext:char-shading-value="0"/>
    </style:style>
    <style:style style:name="T100" style:family="text">
      <style:text-properties officeooo:rsid="013a8858" fo:background-color="transparent" loext:char-shading-value="0"/>
    </style:style>
    <style:style style:name="T101" style:family="text">
      <style:text-properties officeooo:rsid="013ef827" fo:background-color="transparent" loext:char-shading-value="0"/>
    </style:style>
    <style:style style:name="T102" style:family="text">
      <style:text-properties officeooo:rsid="01537ab7" fo:background-color="transparent" loext:char-shading-value="0"/>
    </style:style>
    <style:style style:name="T103" style:family="text">
      <style:text-properties fo:color="#ff4000" loext:opacity="100%" fo:font-weight="bold" style:font-weight-asian="bold" style:font-weight-complex="bold"/>
    </style:style>
    <style:style style:name="T104" style:family="text">
      <style:text-properties fo:color="#ff4000" loext:opacity="100%" fo:font-weight="bold" officeooo:rsid="010e6781" style:font-weight-asian="bold" style:font-weight-complex="bold"/>
    </style:style>
    <style:style style:name="T105" style:family="text">
      <style:text-properties fo:color="#ff4000" loext:opacity="100%" fo:font-weight="bold" officeooo:rsid="01134f90" style:font-weight-asian="bold" style:font-weight-complex="bold"/>
    </style:style>
    <style:style style:name="T106" style:family="text">
      <style:text-properties fo:color="#ff4000" loext:opacity="100%" fo:font-weight="bold" officeooo:rsid="013d6f02" style:font-weight-asian="bold" style:font-weight-complex="bold"/>
    </style:style>
    <style:style style:name="T107" style:family="text">
      <style:text-properties fo:color="#ff4000" loext:opacity="100%" fo:font-size="14pt" fo:font-weight="bold" officeooo:rsid="0178c4ad" style:font-size-asian="14pt" style:font-weight-asian="bold" style:font-size-complex="14pt" style:font-weight-complex="bold"/>
    </style:style>
    <style:style style:name="T108" style:family="text">
      <style:text-properties fo:color="#ffb66c" loext:opacity="100%" officeooo:rsid="00eb9cf1"/>
    </style:style>
    <style:style style:name="T109" style:family="text">
      <style:text-properties fo:color="#ffb66c" loext:opacity="100%" officeooo:rsid="010769a9"/>
    </style:style>
    <style:style style:name="T110" style:family="text">
      <style:text-properties fo:color="#999999" loext:opacity="100%" fo:font-size="10pt" style:font-size-asian="10pt" style:font-size-complex="10pt"/>
    </style:style>
    <style:style style:name="T111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112" style:family="text">
      <style:text-properties fo:color="#999999" loext:opacity="100%" officeooo:rsid="00f4255e"/>
    </style:style>
    <style:style style:name="T113" style:family="text">
      <style:text-properties fo:color="#999999" loext:opacity="100%" officeooo:rsid="00f79960"/>
    </style:style>
    <style:style style:name="T114" style:family="text">
      <style:text-properties fo:color="#999999" loext:opacity="100%" style:font-name="monospace" style:font-name-asian="Noto Sans Mono CJK SC" style:font-name-complex="Liberation Mono"/>
    </style:style>
    <style:style style:name="T115" style:family="text">
      <style:text-properties fo:color="#999999" loext:opacity="100%" style:font-name="monospace" officeooo:rsid="018a83fc" style:font-name-asian="Noto Sans Mono CJK SC" style:font-name-complex="Liberation Mono"/>
    </style:style>
    <style:style style:name="T116" style:family="text">
      <style:text-properties officeooo:rsid="0115ae71"/>
    </style:style>
    <style:style style:name="T117" style:family="text">
      <style:text-properties fo:font-size="14pt" officeooo:rsid="012f1db2" fo:background-color="transparent" loext:char-shading-value="0" style:font-size-asian="14pt" style:font-size-complex="14pt"/>
    </style:style>
    <style:style style:name="T118" style:family="text">
      <style:text-properties fo:font-size="14pt" officeooo:rsid="011d5df5" fo:background-color="transparent" loext:char-shading-value="0" style:font-size-asian="14pt" style:font-size-complex="14pt"/>
    </style:style>
    <style:style style:name="T119" style:family="text">
      <style:text-properties fo:font-size="14pt" fo:font-weight="bold" officeooo:rsid="0123e380" fo:background-color="transparent" loext:char-shading-value="0" style:font-size-asian="14pt" style:font-weight-asian="bold" style:font-size-complex="14pt" style:font-weight-complex="bold"/>
    </style:style>
    <style:style style:name="T120" style:family="text">
      <style:text-properties fo:font-size="14pt" fo:font-weight="bold" officeooo:rsid="0156e264" style:font-size-asian="14pt" style:font-weight-asian="bold" style:font-size-complex="14pt" style:font-weight-complex="bold"/>
    </style:style>
    <style:style style:name="T121" style:family="text">
      <style:text-properties fo:font-size="14pt" fo:font-weight="bold" officeooo:rsid="01661768" fo:background-color="#ffff00" loext:char-shading-value="0" style:font-size-asian="14pt" style:font-weight-asian="bold" style:font-size-complex="14pt" style:font-weight-complex="bold"/>
    </style:style>
    <style:style style:name="T122" style:family="text">
      <style:text-properties fo:font-style="normal" officeooo:rsid="012b02c0" style:font-style-asian="normal" style:font-style-complex="normal"/>
    </style:style>
    <style:style style:name="T123" style:family="text">
      <style:text-properties fo:font-style="normal" fo:font-weight="bold" officeooo:rsid="012b02c0" style:font-style-asian="normal" style:font-weight-asian="bold" style:font-style-complex="normal" style:font-weight-complex="bold"/>
    </style:style>
    <style:style style:name="T124" style:family="text">
      <style:text-properties fo:background-color="#ffdbb6" loext:char-shading-value="0"/>
    </style:style>
    <style:style style:name="T125" style:family="text">
      <style:text-properties fo:color="#b2b2b2" loext:opacity="100%"/>
    </style:style>
    <style:style style:name="T126" style:family="text">
      <style:text-properties fo:color="#b2b2b2" loext:opacity="100%" officeooo:rsid="01356562" fo:background-color="transparent" loext:char-shading-value="0"/>
    </style:style>
    <style:style style:name="T127" style:family="text">
      <style:text-properties fo:color="#b2b2b2" loext:opacity="100%" fo:font-weight="normal" officeooo:rsid="01356562" fo:background-color="transparent" loext:char-shading-value="0" style:font-weight-asian="normal" style:font-weight-complex="normal"/>
    </style:style>
    <style:style style:name="T128" style:family="text">
      <style:text-properties fo:color="#b2b2b2" loext:opacity="100%" fo:font-size="10pt" officeooo:rsid="0156e264" style:font-size-asian="10pt" style:font-size-complex="10pt"/>
    </style:style>
    <style:style style:name="T129" style:family="text">
      <style:text-properties fo:color="#b2b2b2" loext:opacity="100%" fo:font-size="10pt" officeooo:rsid="01598d66" style:font-size-asian="10pt" style:font-size-complex="10pt"/>
    </style:style>
    <style:style style:name="T130" style:family="text">
      <style:text-properties fo:color="#b2b2b2" loext:opacity="100%"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131" style:family="text">
      <style:text-properties officeooo:rsid="014232af"/>
    </style:style>
    <style:style style:name="T132" style:family="text">
      <style:text-properties fo:color="#ffbf00" loext:opacity="100%" officeooo:rsid="0145e955"/>
    </style:style>
    <style:style style:name="T133" style:family="text">
      <style:text-properties fo:color="#ffbf00" loext:opacity="100%" officeooo:rsid="01491b9d"/>
    </style:style>
    <style:style style:name="T134" style:family="text">
      <style:text-properties fo:color="#ffbf00" loext:opacity="100%" fo:font-size="14pt" officeooo:rsid="01491b9d" style:font-size-asian="14pt" style:font-size-complex="14pt"/>
    </style:style>
    <style:style style:name="T135" style:family="text">
      <style:text-properties fo:color="#ffbf00" loext:opacity="100%" fo:font-size="14pt" officeooo:rsid="0149d007" style:font-size-asian="14pt" style:font-size-complex="14pt"/>
    </style:style>
    <style:style style:name="T136" style:family="text">
      <style:text-properties fo:color="#ffbf00" loext:opacity="100%" fo:font-size="14pt" fo:font-style="italic" officeooo:rsid="01491b9d" style:font-size-asian="14pt" style:font-style-asian="italic" style:font-size-complex="14pt" style:font-style-complex="italic"/>
    </style:style>
    <style:style style:name="T137" style:family="text">
      <style:text-properties fo:color="#ffbf00" loext:opacity="100%" fo:font-size="14pt" fo:font-style="normal" officeooo:rsid="01491b9d" style:font-size-asian="14pt" style:font-style-asian="normal" style:font-size-complex="14pt" style:font-style-complex="normal"/>
    </style:style>
    <style:style style:name="T138" style:family="text">
      <style:text-properties fo:color="#ffbf00" loext:opacity="100%" fo:font-size="14pt" fo:font-weight="bold" officeooo:rsid="0156af26" fo:background-color="transparent" loext:char-shading-value="0" style:font-size-asian="14pt" style:font-weight-asian="bold" style:font-size-complex="14pt" style:font-weight-complex="bold"/>
    </style:style>
    <style:style style:name="T139" style:family="text">
      <style:text-properties fo:color="#ffbf00" loext:opacity="100%" officeooo:rsid="0149d007"/>
    </style:style>
    <style:style style:name="T140" style:family="text">
      <style:text-properties fo:color="#000000" loext:opacity="100%" fo:font-size="12pt" fo:font-weight="bold" officeooo:rsid="0156e264" fo:background-color="#ffffd7" loext:char-shading-value="0" style:font-size-asian="12pt" style:font-weight-asian="bold" style:font-size-complex="12pt" style:font-weight-complex="bold"/>
    </style:style>
    <style:style style:name="T141" style:family="text">
      <style:text-properties fo:color="#000000" loext:opacity="100%" fo:font-size="12pt" fo:font-weight="normal" officeooo:rsid="00e3fad5" fo:background-color="transparent" loext:char-shading-value="0" style:font-size-asian="12pt" style:font-weight-asian="normal" style:font-size-complex="12pt" style:font-weight-complex="normal"/>
    </style:style>
    <style:style style:name="T142" style:family="text">
      <style:text-properties fo:color="#000000" loext:opacity="100%" style:font-name="monospace" fo:font-size="10pt" fo:font-style="normal" fo:font-weight="normal" officeooo:rsid="0026793c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43" style:family="text">
      <style:text-properties style:font-name="Liberation Serif" fo:font-size="14pt" fo:font-weight="bold" officeooo:rsid="0044ab1e" style:font-size-asian="14pt" style:font-weight-asian="bold" style:font-size-complex="14pt" style:font-weight-complex="bold"/>
    </style:style>
    <style:style style:name="T144" style:family="text">
      <style:text-properties style:font-name="Liberation Serif" fo:font-size="14pt" fo:font-weight="bold" officeooo:rsid="014f2ac5" style:font-size-asian="14pt" style:font-weight-asian="bold" style:font-size-complex="14pt" style:font-weight-complex="bold"/>
    </style:style>
    <style:style style:name="T145" style:family="text">
      <style:text-properties style:font-name="Liberation Serif" fo:font-size="14pt" fo:font-weight="bold" officeooo:rsid="01506e51" style:font-size-asian="14pt" style:font-weight-asian="bold" style:font-size-complex="14pt" style:font-weight-complex="bold"/>
    </style:style>
    <style:style style:name="T146" style:family="text">
      <style:text-properties style:font-name="Liberation Serif" fo:font-size="14pt" fo:font-weight="bold" officeooo:rsid="0151bdbf" style:font-size-asian="14pt" style:font-weight-asian="bold" style:font-size-complex="14pt" style:font-weight-complex="bold"/>
    </style:style>
    <style:style style:name="T147" style:family="text">
      <style:text-properties style:font-name="Liberation Serif" fo:font-size="14pt" fo:font-weight="bold" officeooo:rsid="0152bac9" style:font-size-asian="14pt" style:font-weight-asian="bold" style:font-size-complex="14pt" style:font-weight-complex="bold"/>
    </style:style>
    <style:style style:name="T148" style:family="text">
      <style:text-properties style:font-name="Liberation Serif" fo:font-size="14pt" officeooo:rsid="0044ab1e" style:font-size-asian="14pt" style:font-size-complex="14pt"/>
    </style:style>
    <style:style style:name="T149" style:family="text">
      <style:text-properties style:font-name="Liberation Serif" fo:font-size="16pt" fo:font-weight="bold" officeooo:rsid="0151b0b7" fo:background-color="#ffff00" loext:char-shading-value="0" style:font-size-asian="16pt" style:font-weight-asian="bold" style:font-size-complex="16pt" style:font-weight-complex="bold"/>
    </style:style>
    <style:style style:name="T150" style:family="text">
      <style:text-properties style:font-name="Liberation Serif" fo:font-size="16pt" fo:font-weight="bold" officeooo:rsid="0154beae" fo:background-color="#ffff00" loext:char-shading-value="0" style:font-size-asian="16pt" style:font-weight-asian="bold" style:font-size-complex="16pt" style:font-weight-complex="bold"/>
    </style:style>
    <style:style style:name="T151" style:family="text">
      <style:text-properties style:font-name="Liberation Serif" fo:font-size="16pt" officeooo:rsid="0151b0b7" style:font-size-asian="16pt" style:font-size-complex="16pt"/>
    </style:style>
    <style:style style:name="T152" style:family="text">
      <style:text-properties style:font-name="Liberation Serif" fo:font-size="16pt" officeooo:rsid="0154beae" style:font-size-asian="16pt" style:font-size-complex="16pt"/>
    </style:style>
    <style:style style:name="T153" style:family="text">
      <style:text-properties officeooo:rsid="01579613"/>
    </style:style>
    <style:style style:name="T154" style:family="text">
      <style:text-properties fo:font-size="13pt" fo:font-weight="bold" officeooo:rsid="0156e264" style:font-size-asian="13pt" style:font-weight-asian="bold" style:font-size-complex="13pt" style:font-weight-complex="bold"/>
    </style:style>
    <style:style style:name="T155" style:family="text">
      <style:text-properties officeooo:rsid="01594531"/>
    </style:style>
    <style:style style:name="T156" style:family="text">
      <style:text-properties officeooo:rsid="015c72a1"/>
    </style:style>
    <style:style style:name="T157" style:family="text">
      <style:text-properties officeooo:rsid="015caaa6"/>
    </style:style>
    <style:style style:name="T158" style:family="text">
      <style:text-properties officeooo:rsid="01698090"/>
    </style:style>
    <style:style style:name="T159" style:family="text">
      <style:text-properties officeooo:rsid="0179e7b0"/>
    </style:style>
    <style:style style:name="T160" style:family="text">
      <style:text-properties officeooo:rsid="01598d66"/>
    </style:style>
    <style:style style:name="T161" style:family="text">
      <style:text-properties officeooo:rsid="017b1c82"/>
    </style:style>
    <style:style style:name="T162" style:family="text">
      <style:text-properties style:font-name="monospace"/>
    </style:style>
    <style:style style:name="T163" style:family="text">
      <style:text-properties style:font-name="monospace" fo:font-size="10pt" fo:font-style="normal" fo:font-weight="bold" officeooo:rsid="018a83f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64" style:family="text">
      <style:text-properties style:font-name="monospace" fo:font-size="10pt" fo:font-style="normal" fo:font-weight="bold" officeooo:rsid="0026793c" style:font-size-asian="10pt" style:font-style-asian="normal" style:font-weight-asian="bold" style:font-size-complex="10pt" style:font-style-complex="normal" style:font-weight-complex="bold"/>
    </style:style>
    <style:style style:name="T165" style:family="text">
      <style:text-properties style:font-name="monospace" fo:font-size="10pt" fo:font-style="normal" fo:font-weight="bold" officeooo:rsid="017f6093" style:font-size-asian="10pt" style:font-style-asian="normal" style:font-weight-asian="bold" style:font-size-complex="10pt" style:font-style-complex="normal" style:font-weight-complex="bold"/>
    </style:style>
    <style:style style:name="T166" style:family="text">
      <style:text-properties style:font-name="monospace" fo:font-size="10pt" fo:font-style="normal" fo:font-weight="bold" officeooo:rsid="0185502e" style:font-size-asian="10pt" style:font-style-asian="normal" style:font-weight-asian="bold" style:font-size-complex="10pt" style:font-style-complex="normal" style:font-weight-complex="bold"/>
    </style:style>
    <style:style style:name="T167" style:family="text">
      <style:text-properties style:font-name="monospace" style:font-name-asian="Noto Sans Mono CJK SC" style:font-name-complex="Liberation Mono"/>
    </style:style>
    <style:style style:name="T168" style:family="text">
      <style:text-properties style:font-name="monospace" officeooo:rsid="003ded5f" style:font-name-asian="Noto Sans Mono CJK SC" style:font-name-complex="Liberation Mono"/>
    </style:style>
    <style:style style:name="T169" style:family="text">
      <style:text-properties style:font-name="monospace" officeooo:rsid="0180b429" style:font-name-asian="Noto Sans Mono CJK SC" style:font-name-complex="Liberation Mono"/>
    </style:style>
    <style:style style:name="T170" style:family="text">
      <style:text-properties style:font-name="monospace" officeooo:rsid="0185502e" style:font-name-asian="Noto Sans Mono CJK SC" style:font-name-complex="Liberation Mono"/>
    </style:style>
    <style:style style:name="T171" style:family="text">
      <style:text-properties style:font-name="monospace" officeooo:rsid="018631f2" style:font-name-asian="Noto Sans Mono CJK SC" style:font-name-complex="Liberation Mono"/>
    </style:style>
    <style:style style:name="T172" style:family="text">
      <style:text-properties style:font-name="monospace" officeooo:rsid="018a83fc" style:font-name-asian="Noto Sans Mono CJK SC" style:font-name-complex="Liberation Mono"/>
    </style:style>
    <style:style style:name="T173" style:family="text">
      <style:text-properties style:font-name="monospace" fo:font-style="normal" style:font-name-asian="Noto Sans Mono CJK SC" style:font-style-asian="normal" style:font-name-complex="Liberation Mono" style:font-style-complex="normal"/>
    </style:style>
    <style:style style:name="T174" style:family="text">
      <style:text-properties style:font-name="monospace" fo:font-style="normal" officeooo:rsid="017c36ac" style:font-name-asian="Noto Sans Mono CJK SC" style:font-style-asian="normal" style:font-name-complex="Liberation Mono" style:font-style-complex="normal"/>
    </style:style>
    <style:style style:name="T175" style:family="text">
      <style:text-properties style:font-name="monospace" fo:font-style="normal" officeooo:rsid="017f6093" style:font-name-asian="Noto Sans Mono CJK SC" style:font-style-asian="normal" style:font-name-complex="Liberation Mono" style:font-style-complex="normal"/>
    </style:style>
    <style:style style:name="T176" style:family="text">
      <style:text-properties style:font-name="monospace" fo:font-style="normal" officeooo:rsid="017b1c82" style:font-name-asian="Noto Sans Mono CJK SC" style:font-style-asian="normal" style:font-name-complex="Liberation Mono" style:font-style-complex="normal"/>
    </style:style>
    <style:style style:name="T177" style:family="text">
      <style:text-properties style:font-name="monospace" officeooo:rsid="017f6093"/>
    </style:style>
    <style:style style:name="T178" style:family="text">
      <style:text-properties style:font-name="monospace" officeooo:rsid="018d91e9"/>
    </style:style>
    <style:style style:name="T179" style:family="text">
      <style:text-properties style:font-name="monospace" officeooo:rsid="018dd83a"/>
    </style:style>
    <style:style style:name="T180" style:family="text">
      <style:text-properties officeooo:rsid="017d6cdc"/>
    </style:style>
    <style:style style:name="T181" style:family="text">
      <style:text-properties officeooo:rsid="00419410"/>
    </style:style>
    <style:style style:name="T182" style:family="text">
      <style:text-properties officeooo:rsid="017e187f"/>
    </style:style>
    <style:style style:name="T183" style:family="text">
      <style:text-properties fo:color="#666666" loext:opacity="100%" officeooo:rsid="01598d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9">- Обучить с нуля Yolo5 на датасете night_fly <text:s/>и добиться распознавания <text:s/>- </text:span></text:span><text:span text:style-name="Source_20_Text"><text:span text:style-name="T10">best.pt</text:span></text:span></text:p>
      <text:p text:style-name="P2"><text:span text:style-name="Source_20_Text"><text:span text:style-name="T29">26.08.2024 – Запущено обучение – 50 эпох </text:span></text:span></text:p>
      <text:p text:style-name="P2"><text:span text:style-name="Source_20_Text"><text:span text:style-name="T32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21"><text:span text:style-name="Source_20_Text"><text:span text:style-name="T28">./2_test_</text:span></text:span><text:span text:style-name="Source_20_Text"><text:span text:style-name="T47">pt</text:span></text:span><text:span text:style-name="Source_20_Text"><text:span text:style-name="T28">.sh <text:s text:c="3"/></text:span></text:span><text:span text:style-name="Source_20_Text"><text:span text:style-name="T49">(512x512)</text:span></text:span></text:p>
      <text:p text:style-name="P20"><text:span text:style-name="Source_20_Text"><text:span text:style-name="T35">Успешно</text:span></text:span></text:p>
      <text:p text:style-name="P21"><text:span text:style-name="Source_20_Text"><text:span text:style-name="T28">./</text:span></text:span><text:span text:style-name="Source_20_Text"><text:span text:style-name="T50">3</text:span></text:span><text:span text:style-name="Source_20_Text"><text:span text:style-name="T28">_test_</text:span></text:span><text:span text:style-name="Source_20_Text"><text:span text:style-name="T48">onnx</text:span></text:span><text:span text:style-name="Source_20_Text"><text:span text:style-name="T28">.sh <text:s/></text:span></text:span><text:span text:style-name="Source_20_Text"><text:span text:style-name="T49">(640x640)</text:span></text:span></text:p>
      <text:p text:style-name="P21"><text:span text:style-name="Source_20_Text"><text:span text:style-name="T35">Успешно</text:span></text:span></text:p>
      <text:p text:style-name="P21"><text:span text:style-name="Source_20_Text"><text:span text:style-name="T35"/></text:span></text:p>
      <text:p text:style-name="P21"><text:span text:style-name="Source_20_Text"><text:span text:style-name="T35"/></text:span></text:p>
      <text:p text:style-name="P21"><text:span text:style-name="Source_20_Text"><text:span text:style-name="T108">python3 export.py \</text:span></text:span></text:p>
      <text:p text:style-name="P21"><text:span text:style-name="Source_20_Text"><text:span text:style-name="T108">--weights /home/user/yolov5/runs/train/exp/weights/best.pt \</text:span></text:span></text:p>
      <text:p text:style-name="P21"><text:span text:style-name="Source_20_Text"><text:span text:style-name="T108">--img </text:span></text:span><text:span text:style-name="Source_20_Text"><text:span text:style-name="T109">512</text:span></text:span><text:span text:style-name="Source_20_Text"><text:span text:style-name="T108"> </text:span></text:span><text:span text:style-name="Source_20_Text"><text:span text:style-name="T109">512</text:span></text:span><text:span text:style-name="Source_20_Text"><text:span text:style-name="T108"> \</text:span></text:span></text:p>
      <text:p text:style-name="P21"><text:span text:style-name="Source_20_Text"><text:span text:style-name="T108">--include onnx \</text:span></text:span></text:p>
      <text:p text:style-name="P21"><text:span text:style-name="Source_20_Text"><text:span text:style-name="T108">--optimize \</text:span></text:span></text:p>
      <text:p text:style-name="P21"><text:span text:style-name="Source_20_Text"><text:span text:style-name="T108">--simplify \</text:span></text:span></text:p>
      <text:p text:style-name="P21"><text:span text:style-name="Source_20_Text"><text:span text:style-name="T108">--opset 12</text:span></text:span></text:p>
      <text:p text:style-name="P21"><text:span text:style-name="Source_20_Text"><text:span text:style-name="T35"/></text:span></text:p>
      <text:p text:style-name="P21"><text:span text:style-name="Source_20_Text"><text:span text:style-name="T35"/></text:span></text:p>
      <text:p text:style-name="P21"><text:span text:style-name="Source_20_Text"><text:span text:style-name="T35"/></text:span></text:p>
      <text:p text:style-name="P21"><text:span text:style-name="Source_20_Text"><text:span text:style-name="T35"/></text:span></text:p>
      <text:p text:style-name="P1"><text:span text:style-name="Source_20_Text"><text:span text:style-name="T9">- Конвертировать и <text:s/>убедиться что работает – </text:span></text:span><text:span text:style-name="Source_20_Text"><text:span text:style-name="T10">best.</text:span></text:span><text:span text:style-name="Source_20_Text"><text:span text:style-name="T11">rknn</text:span></text:span></text:p>
      <text:p text:style-name="P5"><text:span text:style-name="Source_20_Text"><text:span text:style-name="T12">Segmentation fault при запуске на Orange</text:span></text:span></text:p>
      <text:p text:style-name="P6"><text:span text:style-name="Source_20_Text"><text:span text:style-name="T14">Запускается только немодифицированная сеть</text:span></text:span></text:p>
      <text:p text:style-name="P1"><text:span text:style-name="Source_20_Text"><text:span text:style-name="T10"/></text:span></text:p>
      <text:p text:style-name="P3"><text:span text:style-name="Source_20_Text"><text:span text:style-name="T51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52">https://docs.khadas.com/products/sbc/edge2/npu/start</text:span></text:span></text:a></text:p>
      <text:p text:style-name="P4"><text:span text:style-name="Source_20_Text"><text:span text:style-name="T13"><text:s text:c="2"/>Неудачно</text:span></text:span></text:p>
      <text:p text:style-name="P1"><text:span text:style-name="Source_20_Text"><text:span text:style-name="T10"/></text:span></text:p>
      <text:p text:style-name="P7"><text:span text:style-name="Source_20_Text"><text:span text:style-name="T85">- </text:span></text:span><text:span text:style-name="Source_20_Text"><text:span text:style-name="T86">Пробую по Rockchip_User_Guide_RKNN_Toolkit2_EN-1.5.2.pdf</text:span></text:span></text:p>
      <text:p text:style-name="P7"><text:span text:style-name="Source_20_Text"><text:span text:style-name="T87">(base) user@userevgeny:~$ conda deactivate</text:span></text:span></text:p>
      <text:p text:style-name="P7"><text:span text:style-name="Source_20_Text"><text:span text:style-name="T87">sudo apt install virtualenv</text:span></text:span></text:p>
      <text:p text:style-name="P7"><text:span text:style-name="Source_20_Text"><text:span text:style-name="T87">sudo apt-get install python3 python3-dev python3-pip</text:span></text:span></text:p>
      <text:p text:style-name="P7"><text:span text:style-name="Source_20_Text"><text:span text:style-name="T87">sudo apt-get install libxslt1-dev zlib1g zlib1g-dev libglib2.0-0 libsm6 libgl1-mesa-glx libprotobuf-dev gcc</text:span></text:span></text:p>
      <text:p text:style-name="P24"><text:span text:style-name="Source_20_Text"><text:span text:style-name="T84">virtualenv -p /usr/bin/python3 venv</text:span></text:span></text:p>
      <text:p text:style-name="P24"><text:span text:style-name="Source_20_Text"><text:span text:style-name="T84">source venv/bin/activate</text:span></text:span></text:p>
      <text:p text:style-name="P24"><text:span text:style-name="Source_20_Text"><text:span text:style-name="T88">(venv) user@userevgeny:~$ pip3 install -r /home/user/rknn-toolkit2-1.5.2/doc/requirements_cp310-1.5.2.txt</text:span></text:span></text:p>
      <text:p text:style-name="P25"><text:span text:style-name="Source_20_Text"><text:span text:style-name="T89">Ошибка</text:span></text:span></text:p>
      <text:p text:style-name="P25"><text:span text:style-name="Source_20_Text"><text:span text:style-name="T3"/></text:span></text:p>
      <text:p text:style-name="P18"><text:span text:style-name="Source_20_Text">- </text:span><text:span text:style-name="Source_20_Text"><text:span text:style-name="T58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33">https://habr.com/ru/companies/flant/articles/336654/</text:span></text:span></text:a><text:span text:style-name="Source_20_Text"><text:span text:style-name="T33"> <text:s text:c="3"/>Шпаргалка с командами Docker</text:span></text:span></text:p>
      <text:p text:style-name="P18"><text:span text:style-name="Source_20_Text"><text:span text:style-name="T33"/></text:span></text:p>
      <text:p text:style-name="P17"><text:span text:style-name="Source_20_Text"><text:span text:style-name="T110">(base) user@userevgeny:~/rknn-toolkit2-1.5.2/docker/docker_file/ubuntu_18_04_cp36$ </text:span></text:span><text:span text:style-name="Source_20_Text"><text:span text:style-name="T111">sudo docker build -t sdk_rknn .</text:span></text:span></text:p>
      <text:p text:style-name="P8"><text:span text:style-name="Source_20_Text"><text:span text:style-name="T112">Неудачно <text:s/>- </text:span></text:span><text:span text:style-name="Source_20_Text"><text:span text:style-name="T113">uncnown command config</text:span></text:span></text:p>
      <text:p text:style-name="P8"><text:span text:style-name="Source_20_Text"><text:span text:style-name="T15"/></text:span></text:p>
      <text:p text:style-name="P27"><text:span text:style-name="Source_20_Text"><text:span text:style-name="T7">docker search rknn – много репозиториев!!!</text:span></text:span></text:p>
      <text:p text:style-name="P28"/>
      <text:p text:style-name="P28"><text:span text:style-name="Source_20_Text"><text:span text:style-name="T53">(base) user@userevgeny:~$ docker pull 505083389/onnx2rknn_3588:v0.4</text:span></text:span></text:p>
      <text:p text:style-name="P28"><text:span text:style-name="Source_20_Text"><text:span text:style-name="T53">docker run -it -v /home/user/Desktop/trained_models/night_fly/exp/weights/best.onnx:/workspace/onnxmodels/hitnet_test_sim.onnx -</text:span></text:span><text:span text:style-name="Source_20_Text"><text:span text:style-name="T54">v <text:s text:c="4"/></text:span></text:span><text:span text:style-name="Source_20_Text"><text:span text:style-name="T53">05d58c99ff43</text:span></text:span></text:p>
      <text:p text:style-name="P28"><text:span text:style-name="Source_20_Text"><text:span text:style-name="T53">root@9c08007096a4:/workspace#</text:span></text:span></text:p>
      <text:p text:style-name="P28"/>
      <text:p text:style-name="P28"/>
      <text:p text:style-name="P25"><text:span text:style-name="Source_20_Text"><text:span text:style-name="T60"/></text:span></text:p>
      <text:p text:style-name="P25"><text:span text:style-name="Source_20_Text"><text:span text:style-name="T3"/></text:span></text:p>
      <text:p text:style-name="P25"><text:a xlink:type="simple" xlink:href="https://hub.docker.com/r/ilooro/rknn-converter" text:style-name="Internet_20_link" text:visited-style-name="Visited_20_Internet_20_Link"><text:span text:style-name="Source_20_Text"><text:span text:style-name="T8">https://hub.docker.com/r/ilooro/rknn-converter</text:span></text:span></text:a></text:p>
      <text:p text:style-name="P25"><text:span text:style-name="Source_20_Text"><text:span text:style-name="T8"/></text:span></text:p>
      <text:p text:style-name="P25"><text:span text:style-name="Source_20_Text"><text:span text:style-name="T53">(base) user@userevgeny:~$ </text:span></text:span><text:span text:style-name="Source_20_Text"><text:span text:style-name="T57">docker pull ilooro/rknn-converter</text:span></text:span></text:p>
      <text:p text:style-name="P95"><text:span text:style-name="Source_20_Text"><text:span text:style-name="T57"/></text:span></text:p>
      <text:p text:style-name="P25">docker run -v &lt;path/to/folder&gt;:/share ilooro/rknn-converter:latest --model &lt;model-name.pt&gt; --height &lt;img-height&gt; --width &lt;img-width&gt; --quant</text:p>
      <text:p text:style-name="P25"><text:soft-page-break/>Description:</text:p>
      <text:p text:style-name="P25"><text:s text:c="4"/>&lt;path/to/folder&gt;: absolute path to folder with the model, converted model will be here (attention, this folder will be mounted in container).</text:p>
      <text:p text:style-name="P25"><text:s text:c="4"/>&lt;model-name.pt&gt;: name of model file.</text:p>
      <text:p text:style-name="P25"><text:s text:c="4"/>&lt;img-height&gt;: image height in pixels.</text:p>
      <text:p text:style-name="P25"><text:s text:c="4"/>&lt;img-width&gt;: image width in pixels.</text:p>
      <text:p text:style-name="P25">Arguments:</text:p>
      <text:p text:style-name="P25">-h, --help: show help message and exit</text:p>
      <text:p text:style-name="P25">--model MODEL: name of model file with an extension</text:p>
      <text:p text:style-name="P25">--model_version VERSION: VERSION in [8, 10], YOLO model version</text:p>
      <text:p text:style-name="P25">--height HEIGHT: input height</text:p>
      <text:p text:style-name="P25">--width WIDTH: input width</text:p>
      <text:p text:style-name="P25">--quant: enable quantization</text:p>
      <text:p text:style-name="P25">--no-quant: disable quantization</text:p>
      <text:p text:style-name="P25"/>
      <text:p text:style-name="P25">--platform PLATFORM: rockchip platform</text:p>
      <text:p text:style-name="P25">--quant_algorithm ALGORITHM: ALGORITHM in [normal,mmse,kl_divergence], quantization algorithm</text:p>
      <text:p text:style-name="P25">--quant_method METHOD: METHOD in [layer,channel], quantization method</text:p>
      <text:p text:style-name="P25">--quant_data_sz QSIZE: 1 &lt;= QSIZE &lt;= 175, dataset size (images are randomly selected with seed)</text:p>
      <text:p text:style-name="P25">--seed SEED: random seed</text:p>
      <text:p text:style-name="P25">--opt_level LEVEL: LEVEL in [0,1,2,3], optimization level</text:p>
      <text:p text:style-name="P25">--hybrid_quant: enable hybrid quantization</text:p>
      <text:p text:style-name="P25">--accuracy_analysis: enable accuracy analysis</text:p>
      <text:p text:style-name="P25"><text:span text:style-name="Source_20_Text"><text:span text:style-name="T53"/></text:span></text:p>
      <text:p text:style-name="P29"><text:span text:style-name="Source_20_Text"><text:span text:style-name="T103">docker run -v /home/user/Desktop/trained_models/night_fly/exp/weights:/share ilooro/rknn-converter:latest --model best.pt --height 512 --width 512 --quant --model_version 8</text:span></text:span></text:p>
      <text:p text:style-name="P25"/>
      <text:p text:style-name="P30"><text:span text:style-name="Source_20_Text"><text:span text:style-name="T59">Нужно тренировать yolo8 или 10</text:span></text:span></text:p>
      <text:p text:style-name="P30"><text:span text:style-name="Source_20_Text"><text:span text:style-name="T59"/></text:span></text:p>
      <text:p text:style-name="P30"><text:a xlink:type="simple" xlink:href="https://habr.com/ru/articles/714232/#2" text:style-name="Internet_20_link" text:visited-style-name="Visited_20_Internet_20_Link"><text:span text:style-name="Source_20_Text"><text:span text:style-name="T69">https://habr.com/ru/articles/714232/#2</text:span></text:span></text:a><text:span text:style-name="Source_20_Text"><text:span text:style-name="T59"> <text:s text:c="4"/>Обучите YOLOv8 на пользовательском наборе данных</text:span></text:span></text:p>
      <text:p text:style-name="P30"><text:span text:style-name="Source_20_Text"><text:span text:style-name="T69"/></text:span></text:p>
      <text:p text:style-name="P36">(base) user@userevgeny:~$ <text:span text:style-name="T59">conda activate yolo5</text:span></text:p>
      <text:p text:style-name="P36">(yolo5) user@userevgeny:~$ <text:span text:style-name="T59">yolo task=detect mode=train model=yolov8n.pt imgsz=</text:span><text:span text:style-name="T61">512</text:span><text:span text:style-name="T59"> </text:span><text:span text:style-name="T2">data=</text:span><text:span text:style-name="T4">night_fly</text:span><text:span text:style-name="T2">.yaml</text:span><text:span text:style-name="T59"> epochs=</text:span><text:span text:style-name="T61">3</text:span><text:span text:style-name="T59">0 batch=8 name=yolov8n_v8_</text:span><text:span text:style-name="T61">3</text:span><text:span text:style-name="T59">0e</text:span></text:p>
      <text:p text:style-name="P30"><text:span text:style-name="Source_20_Text"><text:span text:style-name="T69"/></text:span></text:p>
      <text:p text:style-name="P23"><text:span text:style-name="Source_20_Text"><text:span text:style-name="T59">yolo task=detect mode=predict model=</text:span></text:span><text:span text:style-name="Source_20_Text"><text:span text:style-name="T103">runs/detect/yolov8n_v8_</text:span></text:span><text:span text:style-name="Source_20_Text"><text:span text:style-name="T104">3</text:span></text:span><text:span text:style-name="Source_20_Text"><text:span text:style-name="T103">0e/weights/best.pt</text:span></text:span><text:span text:style-name="Source_20_Text"><text:span text:style-name="T59"> source=night_flyght.MP4 show=True imgsz=</text:span></text:span><text:span text:style-name="Source_20_Text"><text:span text:style-name="T62">512</text:span></text:span><text:span text:style-name="Source_20_Text"><text:span text:style-name="T59"> name=yolov8n_v8_</text:span></text:span><text:span text:style-name="Source_20_Text"><text:span text:style-name="T62">3</text:span></text:span><text:span text:style-name="Source_20_Text"><text:span text:style-name="T59">0e_infer</text:span></text:span><text:span text:style-name="Source_20_Text"><text:span text:style-name="T62">512</text:span></text:span><text:span text:style-name="Source_20_Text"><text:span text:style-name="T59"> hide_labels=True</text:span></text:span></text:p>
      <text:p text:style-name="P26"><text:span text:style-name="Source_20_Text"><text:span text:style-name="T59"/></text:span></text:p>
      <text:p text:style-name="P31"><text:span text:style-name="Source_20_Text"><text:span text:style-name="T36">Обучилась <text:s/>работает</text:span></text:span></text:p>
      <text:p text:style-name="P31"><text:span text:style-name="Source_20_Text"><text:span text:style-name="T36"/></text:span></text:p>
      <text:p text:style-name="P32"><text:span text:style-name="Source_20_Text"><text:span text:style-name="T103">docker run -v /home/user/WORK/NEURO/yolo8/runs/detect/yolov8n_v8_30e/weights:/share ilooro/rknn-converter:latest --model best.pt --height 512 --width 512 --quant --model_version 8</text:span></text:span></text:p>
      <text:p text:style-name="P32"><text:span text:style-name="Source_20_Text"><text:span text:style-name="T103"/></text:span></text:p>
      <text:p text:style-name="P33"><text:span text:style-name="Source_20_Text"><text:span text:style-name="T103">docker run -v /home/user/WORK/NEURO/yolo8/runs/detect/yolov8n_v8_30e/weights:/share ilooro/rknn-converter:latest --model best.pt --height 512 --width 512 --</text:span></text:span><text:span text:style-name="Source_20_Text"><text:span text:style-name="T105">no-</text:span></text:span><text:span text:style-name="Source_20_Text"><text:span text:style-name="T103">quant --model_version 8 </text:span></text:span></text:p>
      <text:p text:style-name="P34"><text:span text:style-name="Source_20_Text"><text:span text:style-name="T37">Успешно сконвертировано</text:span></text:span></text:p>
      <text:p text:style-name="P9"><text:span text:style-name="Source_20_Text"><text:span text:style-name="T12">Segmentation fault при запуске на Orange</text:span></text:span></text:p>
      <text:p text:style-name="P9"><text:span text:style-name="Source_20_Text"><text:span text:style-name="T16"/></text:span></text:p>
      <text:p text:style-name="P10"><text:span text:style-name="Source_20_Text"><text:span text:style-name="T116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116">https://github.com/kaylorchen/rk3588-yolo-demo</text:span></text:span></text:a></text:p>
      <text:p text:style-name="P10"><text:span text:style-name="Source_20_Text"><text:span text:style-name="T17"/></text:span></text:p>
      <text:p text:style-name="P10"><text:span text:style-name="Source_20_Text"><text:span text:style-name="T17"/></text:span></text:p>
      <text:p text:style-name="P11"><text:span text:style-name="Source_20_Text"><text:span text:style-name="T23">27.08.2024</text:span></text:span><text:span text:style-name="Source_20_Text"><text:span text:style-name="T19">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55">https://theaisummer.com/Neural_Network_from_scratch/</text:span></text:span></text:a></text:p>
      <text:p text:style-name="P11"><text:span text:style-name="Source_20_Text"><text:span text:style-name="T55"/></text:span></text:p>
      <text:p text:style-name="P68"><text:a xlink:type="simple" xlink:href="https://theaisummer.com/Neural_Network_from_scratch_part2/" text:style-name="Internet_20_link" text:visited-style-name="Visited_20_Internet_20_Link"><text:span text:style-name="Source_20_Text"><text:span text:style-name="T90">https://theaisummer.com/Neural_Network_from_scratch_part2/</text:span></text:span></text:a></text:p>
      <text:p text:style-name="P68"><text:span text:style-name="Source_20_Text"/></text:p>
      <text:p text:style-name="P69"><text:span text:style-name="Source_20_Text"><text:span text:style-name="T91">Код скачан и причесан – собирается но крашится</text:span></text:span></text:p>
      <text:p text:style-name="P69"><text:span text:style-name="Source_20_Text"><text:span text:style-name="T91"/></text:span></text:p>
      <text:p text:style-name="P70"><text:span text:style-name="Source_20_Text"><text:span text:style-name="T92">Нужен датасет </text:span></text:span></text:p>
      <text:p text:style-name="P70"><text:a xlink:type="simple" xlink:href="https://www.cs.toronto.edu/~kriz/cifar.html" text:style-name="Internet_20_link" text:visited-style-name="Visited_20_Internet_20_Link"><text:span text:style-name="Source_20_Text"><text:span text:style-name="T92">https://www.cs.toronto.edu/~kriz/cifar.html</text:span></text:span></text:a></text:p>
      <text:p text:style-name="P70"><text:span text:style-name="Source_20_Text"><text:span text:style-name="T92"/></text:span></text:p>
      <text:p text:style-name="P70"><text:soft-page-break/><text:a xlink:type="simple" xlink:href="https://github.com/Tencent/PocketFlow/issues/284" text:style-name="Internet_20_link" text:visited-style-name="Visited_20_Internet_20_Link"><text:span text:style-name="Source_20_Text"><text:span text:style-name="T92">https://github.com/Tencent/PocketFlow/issues/284</text:span></text:span></text:a></text:p>
      <text:p text:style-name="P70"><text:span text:style-name="Source_20_Text"><text:span text:style-name="T92"/></text:span></text:p>
      <text:p text:style-name="P12"><text:span text:style-name="Source_20_Text"><text:span text:style-name="T23">2</text:span></text:span><text:span text:style-name="Source_20_Text"><text:span text:style-name="T25">8</text:span></text:span><text:span text:style-name="Source_20_Text"><text:span text:style-name="T23">.08.2024</text:span></text:span><text:span text:style-name="Source_20_Text"><text:span text:style-name="T19"> </text:span></text:span><text:span text:style-name="Source_20_Text"><text:span text:style-name="T20">Код работает (это скорее учебный пример а не реальная сеть) – непонятно что дальше – датасет – 50000 мелких картинок – вернусь в будущем</text:span></text:span></text:p>
      <text:p text:style-name="P70"><text:span text:style-name="Source_20_Text"><text:span text:style-name="T92"/></text:span></text:p>
      <text:p text:style-name="P12"><text:span text:style-name="Source_20_Text"><text:span text:style-name="T23">2</text:span></text:span><text:span text:style-name="Source_20_Text"><text:span text:style-name="T25">9</text:span></text:span><text:span text:style-name="Source_20_Text"><text:span text:style-name="T23">.08.2024</text:span></text:span><text:span text:style-name="Source_20_Text"><text:span text:style-name="T19"> </text:span></text:span><text:span text:style-name="Source_20_Text"><text:span text:style-name="T20">Ищу готовую библиотеку ML + CL</text:span></text:span></text:p>
      <text:p text:style-name="P70"><text:a xlink:type="simple" xlink:href="https://aw.club/global/en/blog/c-plus-plus-ml-libraries" text:style-name="Internet_20_link" text:visited-style-name="Visited_20_Internet_20_Link"><text:span text:style-name="Source_20_Text"><text:span text:style-name="T92">https://aw.club/global/en/blog/c-plus-plus-ml-libraries</text:span></text:span></text:a><text:span text:style-name="Source_20_Text"><text:span text:style-name="T92"> <text:s/>Top 14 C++ machine learning libraries</text:span></text:span></text:p>
      <text:h text:style-name="P71" text:outline-level="3"><text:span text:style-name="Source_20_Text"><text:span text:style-name="T92">TensorFlow</text:span></text:span></text:h>
      <text:p text:style-name="P72"><text:span text:style-name="Source_20_Text"><text:span text:style-name="T92">Caffe</text:span></text:span></text:p>
      <text:p text:style-name="P72"><text:span text:style-name="Source_20_Text"><text:span text:style-name="T92">Microsoft Cognitive Toolkit (CNTK)</text:span></text:span></text:p>
      <text:p text:style-name="P72"><text:span text:style-name="Source_20_Text"><text:span text:style-name="T92">mlpack</text:span></text:span></text:p>
      <text:p text:style-name="P72"><text:span text:style-name="Source_20_Text"><text:span text:style-name="T92">DyNet</text:span></text:span></text:p>
      <text:p text:style-name="P72"><text:span text:style-name="Source_20_Text"><text:span text:style-name="T92">FANN</text:span></text:span></text:p>
      <text:p text:style-name="P72"><text:a xlink:type="simple" xlink:href="https://github.com/codeplaysoftware/SYCL-ML" text:style-name="Internet_20_link" text:visited-style-name="Visited_20_Internet_20_Link"><text:span text:style-name="Source_20_Text"><text:span text:style-name="T92">https://github.com/codeplaysoftware/SYCL-ML</text:span></text:span></text:a><text:span text:style-name="Source_20_Text"><text:span text:style-name="T92"> <text:s text:c="2"/>SYCL-ML is a C++ library, implementing classical machine learning algorithms using SYCL.</text:span></text:span></text:p>
      <text:p text:style-name="P82"><text:span text:style-name="Source_20_Text"><text:span text:style-name="T94">Не хватает ComputeCpp</text:span></text:span></text:p>
      <text:p text:style-name="P72"><text:span text:style-name="Source_20_Text"><text:span text:style-name="T118">ComputeCpp SDK</text:span></text:span></text:p>
      <text:p text:style-name="P72"><text:a xlink:type="simple" xlink:href="https://github.com/codeplaysoftware/computecpp-sdk" text:style-name="Internet_20_link" text:visited-style-name="Visited_20_Internet_20_Link"><text:span text:style-name="Source_20_Text"><text:span text:style-name="T92">https://github.com/codeplaysoftware/computecpp-sdk</text:span></text:span></text:a></text:p>
      <text:p text:style-name="P72"><text:a xlink:type="simple" xlink:href="https://github.com/AerialMantis/cppcon-parallelism-class/blob/master/docs/sycl_00_setting_up_computecpp.md" text:style-name="Internet_20_link" text:visited-style-name="Visited_20_Internet_20_Link"><text:span text:style-name="Source_20_Text"><text:span text:style-name="T92">https://github.com/AerialMantis/cppcon-parallelism-class/blob/master/docs/sycl_00_setting_up_computecpp.md</text:span></text:span></text:a></text:p>
      <text:p text:style-name="P81"><text:span text:style-name="Source_20_Text"><text:span text:style-name="T93">Пробую через Docker</text:span></text:span></text:p>
      <text:p text:style-name="P81"><text:span text:style-name="Source_20_Text"><text:span text:style-name="T119">docker pull aerialmantis/computecpp_ubuntu1604</text:span></text:span></text:p>
      <text:p text:style-name="P81"><text:span text:style-name="Source_20_Text"><text:span text:style-name="T119">docker run --rm -it aerialmantis/computecpp_ubuntu1604</text:span></text:span></text:p>
      <text:p text:style-name="P81"><text:span text:style-name="Source_20_Text"><text:span text:style-name="T119">computecpp_info</text:span></text:span></text:p>
      <text:p text:style-name="P83"><text:span text:style-name="Source_20_Text"><text:span text:style-name="T117">В другом терминале</text:span></text:span></text:p>
      <text:p text:style-name="P19"><text:span text:style-name="Source_20_Text"><text:span text:style-name="T122">(base) user@userevgeny:~/WORK/NEURO$ </text:span></text:span><text:span text:style-name="Source_20_Text"><text:span text:style-name="T123">docker cp f17ea44c996a:/usr/local/computecpp /home/user</text:span></text:span></text:p>
      <text:p text:style-name="P19"><text:span text:style-name="Source_20_Text"><text:span text:style-name="T122">Successfully copied 391MB to </text:span></text:span><text:span text:style-name="Source_20_Text">/home/user/computecpp </text:span></text:p>
      <text:p text:style-name="P70"><text:a xlink:type="simple" xlink:href="https://www.dev-notes.ru/articles/devops/docker-container-copy-files/" text:style-name="Internet_20_link" text:visited-style-name="Visited_20_Internet_20_Link"><text:span text:style-name="Source_20_Text"><text:span text:style-name="T92">https://www.dev-notes.ru/articles/devops/docker-container-copy-files/</text:span></text:span></text:a></text:p>
      <text:p text:style-name="P70"><text:span text:style-name="Source_20_Text"><text:span text:style-name="T124"/></text:span></text:p>
      <text:p text:style-name="P72"><text:span text:style-name="Source_20_Text"><text:span text:style-name="T6">platform - your system CANNOT support ComputeCpp</text:span></text:span></text:p>
      <text:p text:style-name="P70"><text:span text:style-name="Source_20_Text"><text:span text:style-name="T92"/></text:span></text:p>
      <text:p text:style-name="P74"><text:span text:style-name="Source_20_Text"><text:span text:style-name="T95">Ищу дальше</text:span></text:span></text:p>
      <text:p text:style-name="P74"><text:span text:style-name="Source_20_Text"><text:span text:style-name="T95"/></text:span></text:p>
      <text:p text:style-name="P79"><text:span text:style-name="Source_20_Text"><text:span text:style-name="T96">Для датасета 25</text:span></text:span><text:span text:style-name="Source_20_Text"><text:span text:style-name="T102">6</text:span></text:span><text:span text:style-name="Source_20_Text"><text:span text:style-name="T96"> обучаю</text:span></text:span></text:p>
      <text:p text:style-name="P38"><text:span text:style-name="Source_20_Text"><text:span text:style-name="T59">conda activate yolo5</text:span></text:span></text:p>
      <text:p text:style-name="P37"><text:span text:style-name="Source_20_Text"><text:span text:style-name="T59">yolo task=detect mode=train model=yolov8n.pt imgsz=</text:span></text:span><text:span text:style-name="Source_20_Text"><text:span text:style-name="T63">256</text:span></text:span><text:span text:style-name="Source_20_Text"><text:span text:style-name="T59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59"> epochs=</text:span></text:span><text:span text:style-name="Source_20_Text"><text:span text:style-name="T61">3</text:span></text:span><text:span text:style-name="Source_20_Text"><text:span text:style-name="T59">0 batch=8 name=yolov8n_</text:span></text:span><text:span text:style-name="Source_20_Text"><text:span text:style-name="T63">256_</text:span></text:span><text:span text:style-name="Source_20_Text"><text:span text:style-name="T59">v8_</text:span></text:span><text:span text:style-name="Source_20_Text"><text:span text:style-name="T61">3</text:span></text:span><text:span text:style-name="Source_20_Text"><text:span text:style-name="T59">0e</text:span></text:span></text:p>
      <text:p text:style-name="P80"><text:span text:style-name="Source_20_Text"><text:span text:style-name="T95">yolo task=detect mode=predict model=/home/user/WORK/NEURO/yolo8/runs/detect/yolov8n_256_v8_30e/weights/best.pt source=night_flyght.MP4 show=True imgsz=</text:span></text:span><text:span text:style-name="Source_20_Text"><text:span text:style-name="T99">256</text:span></text:span><text:span text:style-name="Source_20_Text"><text:span text:style-name="T95"> name=yolov8n_256_v8_30e_infer</text:span></text:span><text:span text:style-name="Source_20_Text"><text:span text:style-name="T100">256</text:span></text:span><text:span text:style-name="Source_20_Text"><text:span text:style-name="T95"> hide_labels=True</text:span></text:span></text:p>
      <text:p text:style-name="P35"><text:span text:style-name="Source_20_Text"><text:span text:style-name="T103">docker run -v /home/user/WORK/NEURO/yolo8/runs/detect/yolov8n_</text:span></text:span><text:span text:style-name="Source_20_Text"><text:span text:style-name="T106">256_</text:span></text:span><text:span text:style-name="Source_20_Text"><text:span text:style-name="T103">v8</text:span></text:span><text:span text:style-name="Source_20_Text"><text:span text:style-name="T106">_</text:span></text:span><text:span text:style-name="Source_20_Text"><text:span text:style-name="T103">30e/weights:/share ilooro/rknn-converter:latest --model best.pt --height </text:span></text:span><text:span text:style-name="Source_20_Text"><text:span text:style-name="T106">256</text:span></text:span><text:span text:style-name="Source_20_Text"><text:span text:style-name="T103"> --width </text:span></text:span><text:span text:style-name="Source_20_Text"><text:span text:style-name="T106">256</text:span></text:span><text:span text:style-name="Source_20_Text"><text:span text:style-name="T103"> --quant --model_version 8 --</text:span></text:span><text:span text:style-name="Source_20_Text">quant_data_sz </text:span><text:span text:style-name="Source_20_Text"><text:span text:style-name="T131">8</text:span></text:span></text:p>
      <text:p text:style-name="P74"><text:span text:style-name="Source_20_Text"><text:span text:style-name="T95"/></text:span></text:p>
      <text:p text:style-name="P87"><text:soft-page-break/><text:span text:style-name="Source_20_Text"><text:span text:style-name="T27">DeepCL</text:span></text:span></text:p>
      <text:p text:style-name="P74"><text:a xlink:type="simple" xlink:href="https://github.com/hughperkins/DeepCL" text:style-name="Internet_20_link" text:visited-style-name="Visited_20_Internet_20_Link"><text:span text:style-name="Source_20_Text"><text:span text:style-name="T95">https://github.com/hughperkins/DeepCL</text:span></text:span></text:a><text:span text:style-name="Source_20_Text"><text:span text:style-name="T95"> <text:s text:c="4"/></text:span></text:span></text:p>
      <text:p text:style-name="P73"><text:span text:style-name="Source_20_Text"><text:span text:style-name="T95">git clone --recursive </text:span></text:span><text:a xlink:type="simple" xlink:href="https://github.com/hughperkins/DeepCL.git" text:style-name="Internet_20_link" text:visited-style-name="Visited_20_Internet_20_Link"><text:span text:style-name="Source_20_Text"><text:span text:style-name="T95">https://github.com/hughperkins/DeepCL.git</text:span></text:span></text:a></text:p>
      <text:p text:style-name="P73"><text:span text:style-name="Source_20_Text"><text:span text:style-name="T95">cd DeepCL</text:span></text:span></text:p>
      <text:p text:style-name="P67">mkdir build</text:p>
      <text:p text:style-name="P67">cd build</text:p>
      <text:p text:style-name="P75"><text:span text:style-name="Source_20_Text"><text:span text:style-name="T95">sudo apt <text:s/>install cmake-curses-gui</text:span></text:span></text:p>
      <text:p text:style-name="P67">ccmake ..</text:p>
      <text:p text:style-name="P76"><text:span text:style-name="Source_20_Text"><text:span text:style-name="T95">sudo apt install gfortran </text:span></text:span><text:span text:style-name="Source_20_Text"><text:span text:style-name="T97">(Пришлось доустановить)</text:span></text:span></text:p>
      <text:p text:style-name="P75"><text:span text:style-name="Source_20_Text"><text:span text:style-name="T95">make -j 4 install</text:span></text:span></text:p>
      <text:p text:style-name="P75"><text:span text:style-name="Source_20_Text"><text:span text:style-name="T95">The outputs will appear in subdirectories of ../dist</text:span></text:span></text:p>
      <text:p text:style-name="P75"><text:span text:style-name="Source_20_Text"><text:span text:style-name="T95"/></text:span></text:p>
      <text:p text:style-name="P74"><text:span text:style-name="Source_20_Text"><text:span text:style-name="T97">To activate, setup environment:</text:span></text:span></text:p>
      <text:p text:style-name="P74"><text:span text:style-name="Source_20_Text"><text:span text:style-name="T97">Open a bash prompt, and run:</text:span></text:span></text:p>
      <text:p text:style-name="P74"><text:span text:style-name="Source_20_Text"><text:span text:style-name="T70">source /home/user/WORK/NEURO/DeepCL/dist/bin/activate.sh</text:span></text:span></text:p>
      <text:p text:style-name="P74"><text:span text:style-name="Source_20_Text"><text:span text:style-name="T70">deepcl_unittests</text:span></text:span></text:p>
      <text:p text:style-name="P74"><text:span text:style-name="Source_20_Text"><text:span text:style-name="T126">[----------] Global test environment tear-down</text:span></text:span></text:p>
      <text:p text:style-name="P74"><text:span text:style-name="Source_20_Text"><text:span text:style-name="T126">[==========] 159 tests from 30 test cases ran. (38889 ms total)</text:span></text:span></text:p>
      <text:p text:style-name="P74"><text:span text:style-name="Source_20_Text"><text:span text:style-name="T126">[ <text:s/>PASSED <text:s/>] 155 tests.</text:span></text:span></text:p>
      <text:p text:style-name="P74"><text:span text:style-name="Source_20_Text"><text:span text:style-name="T126">[ <text:s/>FAILED <text:s/>] 4 tests, listed below:</text:span></text:span></text:p>
      <text:p text:style-name="P74"><text:span text:style-name="Source_20_Text"><text:span text:style-name="T126">[ <text:s/>FAILED <text:s/>] testforward.compare_0_1_biased_nopad</text:span></text:span></text:p>
      <text:p text:style-name="P74"><text:span text:style-name="Source_20_Text"><text:span text:style-name="T126">[ <text:s/>FAILED <text:s/>] testforward.compare_0_1_biased_pad</text:span></text:span></text:p>
      <text:p text:style-name="P74"><text:span text:style-name="Source_20_Text"><text:span text:style-name="T126">[ <text:s/>FAILED <text:s/>] testforward.compare_1_n_biased_nopad</text:span></text:span></text:p>
      <text:p text:style-name="P74"><text:span text:style-name="Source_20_Text"><text:span text:style-name="T126">[ <text:s/>FAILED <text:s/>] testforward.compare_1_n_biased_pad</text:span></text:span></text:p>
      <text:p text:style-name="P74"><text:span text:style-name="Source_20_Text"><text:span text:style-name="T127"/></text:span></text:p>
      <text:p text:style-name="P74"><text:span text:style-name="Source_20_Text"><text:span text:style-name="T126"><text:s/>4 FAILED TESTS</text:span></text:span></text:p>
      <text:p text:style-name="P74"><text:span text:style-name="Source_20_Text"><text:span text:style-name="T126"><text:s text:c="2"/>YOU HAVE 2 DISABLED TESTS</text:span></text:span></text:p>
      <text:p text:style-name="P74"><text:span text:style-name="Source_20_Text"><text:span text:style-name="T126"/></text:span></text:p>
      <text:p text:style-name="P73"><text:span text:style-name="Source_20_Text"><text:span text:style-name="T97">deepcl_train numtest=-1 numtrain=10000 datadir=/data/mnist</text:span></text:span></text:p>
      <text:p text:style-name="P77"><text:span text:style-name="Source_20_Text"><text:span text:style-name="T97">deepcl_train numtest=-1 numtrain=10000 datadir=/home/user/datasets/night_fly_256</text:span></text:span></text:p>
      <text:p text:style-name="P77"><text:span text:style-name="Source_20_Text"><text:span text:style-name="T97"/></text:span></text:p>
      <text:p text:style-name="P78"><text:span text:style-name="Source_20_Text"><text:span text:style-name="T98">Нужен образец датасета mnist</text:span></text:span></text:p>
      <text:p text:style-name="P78"><text:span text:style-name="Source_20_Text"><text:span text:style-name="T98"/></text:span></text:p>
      <text:p text:style-name="P78"><text:span text:style-name="Source_20_Text"><text:span text:style-name="T98"/></text:span></text:p>
      <text:p text:style-name="P78"><text:span text:style-name="Source_20_Text"><text:span text:style-name="T71"/></text:span></text:p>
      <text:p text:style-name="P13"><text:span text:style-name="Source_20_Text"><text:span text:style-name="T24">30</text:span></text:span><text:span text:style-name="Source_20_Text"><text:span text:style-name="T23">.08.2024</text:span></text:span></text:p>
      <text:p text:style-name="P13"><text:span text:style-name="Source_20_Text"><text:span text:style-name="T132">Обучаю Yolo5 под 256</text:span></text:span></text:p>
      <text:p text:style-name="P14"><text:span text:style-name="Source_20_Text"><text:span text:style-name="T133">Предобученная</text:span></text:span></text:p>
      <text:p text:style-name="P14"><text:span text:style-name="Source_20_Text"><text:span text:style-name="T56">conda activate yolo5</text:span></text:span></text:p>
      <text:p text:style-name="P45"><text:span text:style-name="Source_20_Text"><text:span text:style-name="T59">yolo task=detect mode=train model=yolov</text:span></text:span><text:span text:style-name="Source_20_Text"><text:span text:style-name="T64">5</text:span></text:span><text:span text:style-name="Source_20_Text"><text:span text:style-name="T59">n.pt imgsz=</text:span></text:span><text:span text:style-name="Source_20_Text"><text:span text:style-name="T63">256</text:span></text:span><text:span text:style-name="Source_20_Text"><text:span text:style-name="T59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59"> epochs=</text:span></text:span><text:span text:style-name="Source_20_Text"><text:span text:style-name="T61">3</text:span></text:span><text:span text:style-name="Source_20_Text"><text:span text:style-name="T59">0 batch=8 name=yolov</text:span></text:span><text:span text:style-name="Source_20_Text"><text:span text:style-name="T64">5</text:span></text:span><text:span text:style-name="Source_20_Text"><text:span text:style-name="T59">n_</text:span></text:span><text:span text:style-name="Source_20_Text"><text:span text:style-name="T63">256_</text:span></text:span><text:span text:style-name="Source_20_Text"><text:span text:style-name="T59">v8_</text:span></text:span><text:span text:style-name="Source_20_Text"><text:span text:style-name="T61">3</text:span></text:span><text:span text:style-name="Source_20_Text"><text:span text:style-name="T59">0e</text:span></text:span></text:p>
      <text:p text:style-name="P49"><text:span text:style-name="Source_20_Text"><text:span text:style-name="T134">В папке </text:span></text:span><text:span text:style-name="Source_20_Text"><text:span text:style-name="T136">home</text:span></text:span><text:span text:style-name="Source_20_Text"><text:span text:style-name="T137">user/yolo5</text:span></text:span></text:p>
      <text:p text:style-name="P48"><text:span text:style-name="Source_20_Text"><text:span text:style-name="T143">(yolo5) user@userevgeny:~/yolov5$ python export.py --weights "best_256_pretrained.pt" --img 256 --batch 1 --include onnx</text:span></text:span></text:p>
      <text:p text:style-name="P49"><text:span text:style-name="Source_20_Text"><text:span text:style-name="T38">export: </text:span></text:span></text:p>
      <text:p text:style-name="P49"><text:span text:style-name="Source_20_Text"><text:span text:style-name="T38">data=data/coco128.yaml, </text:span></text:span></text:p>
      <text:p text:style-name="P49"><text:span text:style-name="Source_20_Text"><text:span text:style-name="T38">weights=['best_256_pretrained.pt'], </text:span></text:span></text:p>
      <text:p text:style-name="P49"><text:span text:style-name="Source_20_Text"><text:span text:style-name="T38">imgsz=[256], </text:span></text:span></text:p>
      <text:p text:style-name="P49"><text:span text:style-name="Source_20_Text"><text:span text:style-name="T38">batch_size=1, </text:span></text:span></text:p>
      <text:p text:style-name="P49"><text:span text:style-name="Source_20_Text"><text:span text:style-name="T38">device=cpu, </text:span></text:span></text:p>
      <text:p text:style-name="P49"><text:span text:style-name="Source_20_Text"><text:span text:style-name="T38">half=False, </text:span></text:span></text:p>
      <text:p text:style-name="P49"><text:span text:style-name="Source_20_Text"><text:span text:style-name="T38">inplace=False, </text:span></text:span></text:p>
      <text:p text:style-name="P49"><text:soft-page-break/><text:span text:style-name="Source_20_Text"><text:span text:style-name="T38">keras=False, </text:span></text:span></text:p>
      <text:p text:style-name="P49"><text:span text:style-name="Source_20_Text"><text:span text:style-name="T38">optimize=False, </text:span></text:span></text:p>
      <text:p text:style-name="P49"><text:span text:style-name="Source_20_Text"><text:span text:style-name="T39">int8=False, </text:span></text:span></text:p>
      <text:p text:style-name="P49"><text:span text:style-name="Source_20_Text"><text:span text:style-name="T38">per_tensor=False, </text:span></text:span></text:p>
      <text:p text:style-name="P49"><text:span text:style-name="Source_20_Text"><text:span text:style-name="T38">dynamic=False, </text:span></text:span></text:p>
      <text:p text:style-name="P49"><text:span text:style-name="Source_20_Text"><text:span text:style-name="T38">simplify=False, </text:span></text:span></text:p>
      <text:p text:style-name="P49"><text:span text:style-name="Source_20_Text"><text:span text:style-name="T38">mlmodel=False, </text:span></text:span></text:p>
      <text:p text:style-name="P49"><text:span text:style-name="Source_20_Text"><text:span text:style-name="T39">opset=17, </text:span></text:span></text:p>
      <text:p text:style-name="P49"><text:span text:style-name="Source_20_Text"><text:span text:style-name="T38">verbose=False, </text:span></text:span></text:p>
      <text:p text:style-name="P49"><text:span text:style-name="Source_20_Text"><text:span text:style-name="T38">workspace=4, </text:span></text:span></text:p>
      <text:p text:style-name="P49"><text:span text:style-name="Source_20_Text"><text:span text:style-name="T38">nms=False, </text:span></text:span></text:p>
      <text:p text:style-name="P49"><text:span text:style-name="Source_20_Text"><text:span text:style-name="T38">agnostic_nms=False, </text:span></text:span></text:p>
      <text:p text:style-name="P49"><text:span text:style-name="Source_20_Text"><text:span text:style-name="T38">topk_per_class=100, </text:span></text:span></text:p>
      <text:p text:style-name="P49"><text:span text:style-name="Source_20_Text"><text:span text:style-name="T38">topk_all=100, </text:span></text:span></text:p>
      <text:p text:style-name="P49"><text:span text:style-name="Source_20_Text"><text:span text:style-name="T38">iou_thres=0.45, </text:span></text:span></text:p>
      <text:p text:style-name="P49"><text:span text:style-name="Source_20_Text"><text:span text:style-name="T38">conf_thres=0.25, </text:span></text:span></text:p>
      <text:p text:style-name="P49"><text:span text:style-name="Source_20_Text"><text:span text:style-name="T38">include=['onnx']</text:span></text:span></text:p>
      <text:p text:style-name="P49"><text:span text:style-name="Source_20_Text"><text:span text:style-name="T148">(yolo5) user@userevgeny:~/yolov5$ </text:span></text:span><text:span text:style-name="Source_20_Text"><text:span text:style-name="T143">python export.py --weights "best_256_pretrained.pt" --img 256 --batch </text:span></text:span><text:span text:style-name="Source_20_Text"><text:span text:style-name="T145">8</text:span></text:span><text:span text:style-name="Source_20_Text"><text:span text:style-name="T143"> --include onnx --</text:span></text:span><text:span text:style-name="Source_20_Text"><text:span text:style-name="T144">int8 <text:s/>--opset 12</text:span></text:span></text:p>
      <text:p text:style-name="P49"><text:span text:style-name="Source_20_Text"><text:span text:style-name="T144"/></text:span></text:p>
      <text:p text:style-name="P50"><text:span text:style-name="Source_20_Text"><text:span text:style-name="T149">скрипт – </text:span></text:span><text:span text:style-name="Source_20_Text"><text:span text:style-name="T150">обучение и тест</text:span></text:span></text:p>
      <text:p text:style-name="P51"><text:span text:style-name="Source_20_Text"><text:span text:style-name="T146">./1_train.sh </text:span></text:span></text:p>
      <text:p text:style-name="P51"><text:span text:style-name="Source_20_Text"><text:span text:style-name="T146">./</text:span></text:span><text:span text:style-name="Source_20_Text"><text:span text:style-name="T147">2_test.sh <text:s text:c="2"/>- <text:s/></text:span></text:span><text:span text:style-name="Source_20_Text"><text:span text:style-name="T26">перестало работать – перейти на Docker</text:span></text:span></text:p>
      <text:p text:style-name="P15"><text:span text:style-name="Source_20_Text"><text:span text:style-name="T139">C нуля</text:span></text:span></text:p>
      <text:p text:style-name="P46"><text:span text:style-name="Source_20_Text"><text:span text:style-name="T59">python train.py --data 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59"> --weights '' --cfg </text:span></text:span><text:span text:style-name="Source_20_Text"><text:span text:style-name="T18">yolov5</text:span></text:span><text:span text:style-name="Source_20_Text"><text:span text:style-name="T21">n</text:span></text:span><text:span text:style-name="Source_20_Text"><text:span text:style-name="T18">.yaml</text:span></text:span><text:span text:style-name="Source_20_Text"><text:span text:style-name="T59"> --img </text:span></text:span><text:span text:style-name="Source_20_Text"><text:span text:style-name="T65">256</text:span></text:span><text:span text:style-name="Source_20_Text"><text:span text:style-name="T59"> <text:s/># from scratch</text:span></text:span></text:p>
      <text:p text:style-name="P46"><text:span text:style-name="Source_20_Text"><text:span text:style-name="T59"/></text:span></text:p>
      <text:p text:style-name="P40"><text:span text:style-name="Source_20_Text"><text:span text:style-name="T135">Запустил обучение yolo5n <text:s/>256 <text:s/>30 epoch</text:span></text:span></text:p>
      <text:p text:style-name="P39"><text:span text:style-name="Source_20_Text"><text:span text:style-name="T138"/></text:span></text:p>
      <text:p text:style-name="P46"><text:span text:style-name="Source_20_Text"><text:span text:style-name="T59"/></text:span></text:p>
      <text:p text:style-name="P46"><text:span text:style-name="Source_20_Text"><text:span text:style-name="T59"/></text:span></text:p>
      <text:p text:style-name="P85"><text:span text:style-name="Source_20_Text"><text:span text:style-name="T121">датасет norb for DeepCL</text:span></text:span></text:p>
      <text:p text:style-name="P42"><text:a xlink:type="simple" xlink:href="https://cs.nyu.edu/~ylclab/data/norb-v1.0-small/" text:style-name="Internet_20_link" text:visited-style-name="Visited_20_Internet_20_Link"><text:span text:style-name="Source_20_Text"><text:span text:style-name="T59">https://cs.nyu.edu/~ylclab/data/norb-v1.0-small/</text:span></text:span></text:a></text:p>
      <text:p text:style-name="P42"><text:span text:style-name="Source_20_Text"><text:span text:style-name="T59"/></text:span></text:p>
      <text:p text:style-name="P42"><text:span text:style-name="Source_20_Text"><text:span text:style-name="T66">Сначала запуск команды подготовки датасета</text:span></text:span></text:p>
      <text:p text:style-name="P42"><text:span text:style-name="Source_20_Text"><text:span text:style-name="T66"/></text:span></text:p>
      <text:p text:style-name="P96"><text:span text:style-name="Source_20_Text"><text:span text:style-name="T140">./prepare-norb /home/user/datasets/norb</text:span></text:span></text:p>
      <text:p text:style-name="P55"><text:span text:style-name="Source_20_Text"><text:span text:style-name="T128">shuffling training set....</text:span></text:span></text:p>
      <text:p text:style-name="P55"><text:span text:style-name="Source_20_Text"><text:span text:style-name="T128">0=11612</text:span></text:span></text:p>
      <text:p text:style-name="P55"><text:span text:style-name="Source_20_Text"><text:span text:style-name="T128">1=5449</text:span></text:span></text:p>
      <text:p text:style-name="P55"><text:span text:style-name="Source_20_Text"><text:span text:style-name="T128">2=18254</text:span></text:span></text:p>
      <text:p text:style-name="P55"><text:span text:style-name="Source_20_Text"><text:span text:style-name="T128">3=200</text:span></text:span></text:p>
      <text:p text:style-name="P55"><text:span text:style-name="Source_20_Text"><text:span text:style-name="T128">4=7600</text:span></text:span></text:p>
      <text:p text:style-name="P55"><text:span text:style-name="Source_20_Text"><text:span text:style-name="T128">5=7796</text:span></text:span></text:p>
      <text:p text:style-name="P55"><text:span text:style-name="Source_20_Text"><text:span text:style-name="T128">6=21491</text:span></text:span></text:p>
      <text:p text:style-name="P55"><text:span text:style-name="Source_20_Text"><text:span text:style-name="T128">7=12138</text:span></text:span></text:p>
      <text:p text:style-name="P55"><text:span text:style-name="Source_20_Text"><text:span text:style-name="T128">8=19538</text:span></text:span></text:p>
      <text:p text:style-name="P55"><text:span text:style-name="Source_20_Text"><text:span text:style-name="T128">9=23695</text:span></text:span></text:p>
      <text:p text:style-name="P55"><text:span text:style-name="Source_20_Text"><text:span text:style-name="T128">sampling test set....</text:span></text:span></text:p>
      <text:p text:style-name="P55"><text:span text:style-name="Source_20_Text"><text:span text:style-name="T128">done</text:span></text:span></text:p>
      <text:p text:style-name="P55"><text:span text:style-name="Source_20_Text"><text:span text:style-name="T74"/></text:span></text:p>
      <text:p text:style-name="P55"><text:span text:style-name="Source_20_Text"><text:span text:style-name="T74"/></text:span></text:p>
      <text:p text:style-name="P55"><text:soft-page-break/><text:span text:style-name="Source_20_Text"><text:span text:style-name="T74"/></text:span></text:p>
      <text:p text:style-name="P42"><text:span text:style-name="Source_20_Text"><text:span text:style-name="T66">Запуск обучения</text:span></text:span></text:p>
      <text:p text:style-name="P42"><text:span text:style-name="Source_20_Text"><text:span text:style-name="T66"/></text:span></text:p>
      <text:p text:style-name="P41"><text:span text:style-name="Source_20_Text"><text:span text:style-name="T30"><text:s text:c="4"/>gpuindex=[gpu device index; default value is gpu if present, cpu otw.] (-1)</text:span></text:span></text:p>
      <text:p text:style-name="P41"><text:span text:style-name="Source_20_Text"><text:span text:style-name="T30"><text:s text:c="4"/></text:span></text:span><text:span text:style-name="Source_20_Text"><text:span text:style-name="T120">datadir=[directory to search for train and validate files] ()</text:span></text:span></text:p>
      <text:p text:style-name="P41"><text:span text:style-name="Source_20_Text"><text:span text:style-name="T30"><text:s text:c="4"/>trainfile=[path to training data file] ()</text:span></text:span></text:p>
      <text:p text:style-name="P41"><text:span text:style-name="Source_20_Text"><text:span text:style-name="T30"><text:s text:c="4"/></text:span></text:span><text:span text:style-name="Source_20_Text"><text:span text:style-name="T154">dataset=[choose datadir,trainfile,and validatefile for certain datasets [mnist|norb|kgsgo|cifar10]] (norb)</text:span></text:span></text:p>
      <text:p text:style-name="P41"><text:span text:style-name="Source_20_Text"><text:span text:style-name="T30"><text:s text:c="4"/>validatefile=[path to validation data file] ()</text:span></text:span></text:p>
      <text:p text:style-name="P41"><text:span text:style-name="Source_20_Text"><text:span text:style-name="T30"><text:s text:c="4"/>numtrain=[num training examples] (-1)</text:span></text:span></text:p>
      <text:p text:style-name="P41"><text:span text:style-name="Source_20_Text"><text:span text:style-name="T30"><text:s text:c="4"/>numtest=[num test examples]] (-1)</text:span></text:span></text:p>
      <text:p text:style-name="P41"><text:span text:style-name="Source_20_Text"><text:span text:style-name="T30"><text:s text:c="4"/>batchsize=[batch size] (128)</text:span></text:span></text:p>
      <text:p text:style-name="P41"><text:span text:style-name="Source_20_Text"><text:span text:style-name="T30"><text:s text:c="4"/></text:span></text:span><text:span text:style-name="Source_20_Text"><text:span text:style-name="T120">numepochs=[number epochs] (12)</text:span></text:span></text:p>
      <text:p text:style-name="P41"><text:span text:style-name="Source_20_Text"><text:span text:style-name="T30"><text:s text:c="4"/>netdef=[network definition] (rt2-8c5z-relu-mp2-16c5z-relu-mp3-150n-tanh-10n)</text:span></text:span></text:p>
      <text:p text:style-name="P41"><text:span text:style-name="Source_20_Text"><text:span text:style-name="T30"><text:s text:c="4"/>loadweights=[load weights from file at startup?] (0)</text:span></text:span></text:p>
      <text:p text:style-name="P41"><text:span text:style-name="Source_20_Text"><text:span text:style-name="T30"><text:s text:c="4"/>weightsfile=[file to write weights to] (weights.dat)</text:span></text:span></text:p>
      <text:p text:style-name="P41"><text:span text:style-name="Source_20_Text"><text:span text:style-name="T30"><text:s text:c="4"/>writeweightsinterval=[write weights every this many minutes] (0)</text:span></text:span></text:p>
      <text:p text:style-name="P41"><text:span text:style-name="Source_20_Text"><text:span text:style-name="T30"><text:s text:c="4"/>normalization=[[stddev|maxmin]] (stddev)</text:span></text:span></text:p>
      <text:p text:style-name="P41"><text:span text:style-name="Source_20_Text"><text:span text:style-name="T30"><text:s text:c="4"/>normalizationnumstds=[with stddev normalization, how many stddevs from mean is 1?] (2)</text:span></text:span></text:p>
      <text:p text:style-name="P41"><text:span text:style-name="Source_20_Text"><text:span text:style-name="T30"><text:s text:c="4"/>dumptimings=[dump detailed timings each epoch? [1|0]] (0)</text:span></text:span></text:p>
      <text:p text:style-name="P41"><text:span text:style-name="Source_20_Text"><text:span text:style-name="T30"><text:s text:c="4"/>multinet=[number of Mcdnn columns to train] (1)</text:span></text:span></text:p>
      <text:p text:style-name="P41"><text:span text:style-name="Source_20_Text"><text:span text:style-name="T30"><text:s text:c="4"/>loadondemand=[load data on demand [1|0]] (0)</text:span></text:span></text:p>
      <text:p text:style-name="P41"><text:span text:style-name="Source_20_Text"><text:span text:style-name="T30"><text:s text:c="4"/>filereadbatches=[how many batches to read from file each time? (for loadondemand=1)] (50)</text:span></text:span></text:p>
      <text:p text:style-name="P41"><text:span text:style-name="Source_20_Text"><text:span text:style-name="T30"><text:s text:c="4"/>normalizationexamples=[number of examples to read to determine normalization parameters] (10000)</text:span></text:span></text:p>
      <text:p text:style-name="P41"><text:span text:style-name="Source_20_Text"><text:span text:style-name="T30"><text:s text:c="4"/>weightsinitializer=[initializer for weights, choices: original, uniform (default: original)] (original)</text:span></text:span></text:p>
      <text:p text:style-name="P41"><text:span text:style-name="Source_20_Text"><text:span text:style-name="T30"><text:s text:c="4"/>trainer=[which trainer, sgd, anneal, nesterov, adagrad, rmsprop, or adadelta (default: sgd)] (sgd)</text:span></text:span></text:p>
      <text:p text:style-name="P41"><text:span text:style-name="Source_20_Text"><text:span text:style-name="T30"><text:s text:c="4"/></text:span></text:span><text:span text:style-name="Source_20_Text"><text:span text:style-name="T120">learningrate=[learning rate, a float value, used by all trainers] (1e-05)</text:span></text:span></text:p>
      <text:p text:style-name="P41"><text:span text:style-name="Source_20_Text"><text:span text:style-name="T30"><text:s text:c="4"/>momentum=[momentum, used by sgd and nesterov trainers] (0)</text:span></text:span></text:p>
      <text:p text:style-name="P41"><text:span text:style-name="Source_20_Text"><text:span text:style-name="T30"><text:s text:c="4"/>weightdecay=[weight decay, 0 means no decay; 1 means full decay, used by sgd trainer] (0)</text:span></text:span></text:p>
      <text:p text:style-name="P44"><text:span text:style-name="Source_20_Text"><text:span text:style-name="T74">./deepcl_train learningrate=0.00001 dataset=norb datadir=/home/user/datasets/norb numepochs=40</text:span></text:span></text:p>
      <text:p text:style-name="P52"><text:span text:style-name="Source_20_Text"><text:span text:style-name="T153">40 эпох – точность 80%</text:span></text:span></text:p>
      <text:p text:style-name="P43"><text:span text:style-name="Source_20_Text"><text:span text:style-name="T75">./deepcl_train learningrate=0.00001 dataset=norb datadir=/home/user/datasets/norb numepochs=</text:span></text:span><text:span text:style-name="Source_20_Text"><text:span text:style-name="T76">60</text:span></text:span></text:p>
      <text:p text:style-name="P53"><text:span text:style-name="Source_20_Text"><text:span text:style-name="T155">6</text:span></text:span><text:span text:style-name="Source_20_Text"><text:span text:style-name="T153">0 эпох – точность 8</text:span></text:span><text:span text:style-name="Source_20_Text"><text:span text:style-name="T156">3,4</text:span></text:span><text:span text:style-name="Source_20_Text"><text:span text:style-name="T153">%</text:span></text:span></text:p>
      <text:p text:style-name="P53"><text:span text:style-name="Source_20_Text"><text:span text:style-name="T75">./deepcl_train learningrate=0.00001 dataset=norb datadir=/home/user/datasets/norb numepochs=</text:span></text:span><text:span text:style-name="Source_20_Text"><text:span text:style-name="T77">100</text:span></text:span></text:p>
      <text:p text:style-name="P54"><text:span text:style-name="Source_20_Text"><text:span text:style-name="T157">100</text:span></text:span><text:span text:style-name="Source_20_Text"><text:span text:style-name="T153"> эпох – точность 86.2%</text:span></text:span></text:p>
      <text:p text:style-name="P46"><text:span text:style-name="Source_20_Text"><text:span text:style-name="T59"/></text:span></text:p>
      <text:p text:style-name="P56"><text:span text:style-name="Source_20_Text"><text:span text:style-name="T81">Dataset cifar</text:span></text:span></text:p>
      <text:p text:style-name="P46"><text:span text:style-name="Source_20_Text"><text:span text:style-name="T59"/></text:span></text:p>
      <text:p text:style-name="P46"><text:span text:style-name="Source_20_Text"><text:span text:style-name="T75">./cifar-to-mat /home/user/datasets/cifar</text:span></text:span></text:p>
      <text:p text:style-name="P46"><text:span text:style-name="Source_20_Text"><text:span text:style-name="T125">num examples: 10000 imagesSize 30720000</text:span></text:span></text:p>
      <text:p text:style-name="P46"><text:span text:style-name="Source_20_Text"><text:span text:style-name="T75">./deepcl_train learningrate=0.00001 dataset=cifar10 datadir=/home/user/datasets/cifar numepochs=40</text:span></text:span></text:p>
      <text:p text:style-name="P57"><text:span text:style-name="Source_20_Text"><text:span text:style-name="T153">40 эпох – точность 48.58%</text:span></text:span></text:p>
      <text:p text:style-name="P58"><text:span text:style-name="Source_20_Text"><text:span text:style-name="T75">./deepcl_train learningrate=0.00001 dataset=cifar10 datadir=/home/user/datasets/cifar numepochs=</text:span></text:span><text:span text:style-name="Source_20_Text"><text:span text:style-name="T78">200</text:span></text:span></text:p>
      <text:p text:style-name="P58"><text:span text:style-name="Source_20_Text"><text:span text:style-name="T158">200</text:span></text:span><text:span text:style-name="Source_20_Text"><text:span text:style-name="T153"> эпох – точность 62.91%</text:span></text:span></text:p>
      <text:p text:style-name="P57"><text:span text:style-name="Source_20_Text"/></text:p>
      <text:p text:style-name="P59"><text:span text:style-name="Source_20_Text"><text:span text:style-name="T75">./deepcl_predict weightsfile=weights.dat inputfile=</text:span></text:span><text:span text:style-name="Source_20_Text"><text:span text:style-name="T79">33.jpg</text:span></text:span></text:p>
      <text:p text:style-name="P46"><text:span text:style-name="Source_20_Text"><text:span text:style-name="T31">Usage: ./deepcl_predict [key]=[value] [[key]=[value]] ...</text:span></text:span></text:p>
      <text:p text:style-name="P46"><text:span text:style-name="Source_20_Text"><text:span text:style-name="T34"/></text:span></text:p>
      <text:p text:style-name="P46"><text:span text:style-name="Source_20_Text"><text:span text:style-name="T129">Possible key=value pairs:</text:span></text:span></text:p>
      <text:p text:style-name="P46"><text:span text:style-name="Source_20_Text"><text:span text:style-name="T129">public api, shouldnt change within major version:</text:span></text:span></text:p>
      <text:p text:style-name="P46"><text:span text:style-name="Source_20_Text"><text:span text:style-name="T129"><text:s text:c="4"/>gpuindex=[gpu device index; default value is gpu if present, cpu otw.] (-1)</text:span></text:span></text:p>
      <text:p text:style-name="P46"><text:span text:style-name="Source_20_Text"><text:span text:style-name="T129"><text:s text:c="4"/>weightsfile=[file to read weights from] (weights.dat)</text:span></text:span></text:p>
      <text:p text:style-name="P46"><text:span text:style-name="Source_20_Text"><text:span text:style-name="T129"><text:s text:c="4"/>batchsize=[batch size] (128)</text:span></text:span></text:p>
      <text:p text:style-name="P46"><text:span text:style-name="Source_20_Text"><text:span text:style-name="T130"/></text:span></text:p>
      <text:p text:style-name="P46"><text:span text:style-name="Source_20_Text"><text:span text:style-name="T129">unstable, might change within major version:</text:span></text:span></text:p>
      <text:p text:style-name="P46"><text:span text:style-name="Source_20_Text"><text:span text:style-name="T129"><text:s text:c="4"/>inputfile=[file to read inputs from, if empty, read stdin (default)] ()</text:span></text:span></text:p>
      <text:p text:style-name="P46"><text:span text:style-name="Source_20_Text"><text:span text:style-name="T129"><text:s text:c="4"/>outputfile=[file to write outputs to, if empty, write to stdout] ()</text:span></text:span></text:p>
      <text:p text:style-name="P46"><text:span text:style-name="Source_20_Text"><text:span text:style-name="T129"><text:s text:c="4"/>outputlayer=[layer to write output from, default -1 means: last layer] (-1)</text:span></text:span></text:p>
      <text:p text:style-name="P46"><text:span text:style-name="Source_20_Text"><text:span text:style-name="T129"><text:s text:c="4"/>writelabels=[write integer labels, instead of probabilities etc (default 0)] (0)</text:span></text:span></text:p>
      <text:p text:style-name="P46"><text:soft-page-break/><text:span text:style-name="Source_20_Text"><text:span text:style-name="T129"><text:s text:c="4"/>outputformat=[output format [binary|text]] (text)</text:span></text:span></text:p>
      <text:p text:style-name="P60"><text:span text:style-name="Source_20_Text"><text:span text:style-name="T82">Пока не работает inference</text:span></text:span></text:p>
      <text:p text:style-name="P61"><text:span text:style-name="Source_20_Text"><text:span text:style-name="T83">Читать Readme dataset <text:s/>to <text:s/>jpeg <text:s/>и <text:s/>обучить</text:span></text:span></text:p>
      <text:p text:style-name="P46"><text:span text:style-name="Source_20_Text"><text:span text:style-name="T75"/></text:span></text:p>
      <text:p text:style-name="P46"><text:span text:style-name="Source_20_Text"><text:span text:style-name="T75"/></text:span></text:p>
      <text:p text:style-name="P16"><text:span text:style-name="Source_20_Text"><text:span text:style-name="T22">02</text:span></text:span><text:span text:style-name="Source_20_Text"><text:span text:style-name="T23">.0</text:span></text:span><text:span text:style-name="Source_20_Text"><text:span text:style-name="T22">9</text:span></text:span><text:span text:style-name="Source_20_Text"><text:span text:style-name="T23">.2024</text:span></text:span></text:p>
      <text:p text:style-name="P46"><text:span text:style-name="Source_20_Text"><text:span text:style-name="T75"/></text:span></text:p>
      <text:p text:style-name="P62"><text:span text:style-name="Source_20_Text"><text:span text:style-name="T107">Docker image yolo8</text:span></text:span></text:p>
      <text:p text:style-name="P63"><text:span text:style-name="Source_20_Text"><text:span text:style-name="T159">docker load &lt; yolo8.tar</text:span></text:span></text:p>
      <text:p text:style-name="P47"><text:span text:style-name="Source_20_Text"><text:span text:style-name="T160">docker image tag afdca96f8b7d </text:span></text:span><text:span text:style-name="Source_20_Text"><text:span text:style-name="T159">yolo8</text:span></text:span></text:p>
      <text:p text:style-name="P46"><text:span text:style-name="Source_20_Text"><text:span text:style-name="T67">mkdir -p ~/yolov8/inputs</text:span></text:span></text:p>
      <text:p text:style-name="P88">Download sample image:</text:p>
      <text:p text:style-name="P88">curl -o ~/yolov8/inputs/test.jpg https://raw.githubusercontent.com/rdcolema/tensorflow-image-classification/master/cat.jpg </text:p>
      <text:p text:style-name="P101">Object detection:</text:p>
      <text:p text:style-name="P90">docker run -it --rm -v ~/yolov8:/yolov8 yolo8 detect predict save model=yolov8<text:span text:style-name="T161">n</text:span>.pt source=inputs/test.jpg</text:p>
      <text:p text:style-name="P105">image 1/1 /yolov8/inputs/test.jpg: 384x640 1 cat, 1 bed, 24.8ms</text:p>
      <text:p text:style-name="P105">Speed: 1.2ms preprocess, 24.8ms inference, 0.9ms postprocess per image at shape (1, 3, 384, 640)</text:p>
      <text:p text:style-name="P105">Results saved to runs/detect/predict3</text:p>
      <text:p text:style-name="P22"><text:span text:style-name="Source_20_Text"><text:span text:style-name="T173">docker run -it --rm -v ~/yolov8:/yolov8 yolo8 detect predict save model=yolov8</text:span></text:span><text:span text:style-name="Source_20_Text"><text:span text:style-name="T176">n</text:span></text:span><text:span text:style-name="Source_20_Text"><text:span text:style-name="T173">.pt source=inputs/</text:span></text:span><text:span text:style-name="Source_20_Text"><text:span text:style-name="T174">bus</text:span></text:span><text:span text:style-name="Source_20_Text"><text:span text:style-name="T173">.jpg</text:span></text:span></text:p>
      <text:p text:style-name="P97"><text:span text:style-name="Source_20_Text"><text:span text:style-name="T167">Успешно</text:span></text:span></text:p>
      <text:p text:style-name="P46"><text:span text:style-name="Source_20_Text"><text:span text:style-name="T75"/></text:span></text:p>
      <text:p text:style-name="P102">Image segmentation:</text:p>
      <text:p text:style-name="P93">docker run -it --rm -v ~/yolov8:/yolov8 yolo8 segment predict save model=yolov8<text:span text:style-name="T180">n</text:span>-seg.pt source=inputs/test.jpg</text:p>
      <text:p text:style-name="P106">image 1/1 /yolov8/inputs/test.jpg: 384x640 1 cat, 1 bed, 35.2ms</text:p>
      <text:p text:style-name="P106">Speed: 1.4ms preprocess, 35.2ms inference, 1.8ms postprocess per image at shape (1, 3, 384, 640)</text:p>
      <text:p text:style-name="P106">Results saved to runs/segment/predict2</text:p>
      <text:p text:style-name="P97"><text:span text:style-name="Source_20_Text"><text:span text:style-name="T167">Успешно</text:span></text:span></text:p>
      <text:p text:style-name="P46"><text:span text:style-name="Source_20_Text"><text:span text:style-name="T75"/></text:span></text:p>
      <text:p text:style-name="P103">Image classification:</text:p>
      <text:p text:style-name="P94">docker run -it --rm -v ~/yolov8:/yolov8 yolo8 classify predict save model=yolov8<text:span text:style-name="T182">n</text:span>-cls.pt source=inputs/test.jpg</text:p>
      <text:p text:style-name="P98">Успешно</text:p>
      <text:p text:style-name="P98"/>
      <text:p text:style-name="P89"><text:span text:style-name="T59">docker run -it --rm <text:s/>yolo8</text:span> <text:s text:c="4"/><text:span text:style-name="T181">Выводит справку команд</text:span></text:p>
      <text:p text:style-name="P89"><text:span text:style-name="Source_20_Text"><text:span text:style-name="T142"/></text:span></text:p>
      <text:p text:style-name="P46"><text:span text:style-name="Source_20_Text"><text:span text:style-name="T75"/></text:span></text:p>
      <text:p text:style-name="P46"><text:span text:style-name="Source_20_Text"><text:span text:style-name="T45"><text:s text:c="8"/>yolo TASK MODE ARGS</text:span></text:span></text:p>
      <text:p text:style-name="P46"><text:span text:style-name="Source_20_Text"><text:span text:style-name="T46"/></text:span></text:p>
      <text:p text:style-name="P46"><text:span text:style-name="Source_20_Text"><text:span text:style-name="T45"><text:s text:c="8"/>Where <text:s text:c="2"/>TASK (optional) is one of {'detect', 'pose', 'obb', 'classify', 'segment'}</text:span></text:span></text:p>
      <text:p text:style-name="P46"><text:span text:style-name="Source_20_Text"><text:span text:style-name="T45"><text:s text:c="16"/>MODE (required) is one of {'predict', 'benchmark', 'val', 'track', 'export', 'train'}</text:span></text:span></text:p>
      <text:p text:style-name="P46"><text:span text:style-name="Source_20_Text"><text:span text:style-name="T45"><text:s text:c="16"/>ARGS (optional) are any number of custom 'arg=value' pairs like 'imgsz=320' that override defaults.</text:span></text:span></text:p>
      <text:p text:style-name="P46"><text:span text:style-name="Source_20_Text"><text:span text:style-name="T45"><text:s text:c="20"/>See all ARGS at https://docs.ultralytics.com/usage/cfg or with 'yolo cfg'</text:span></text:span></text:p>
      <text:p text:style-name="P46"><text:span text:style-name="Source_20_Text"><text:span text:style-name="T46"/></text:span></text:p>
      <text:p text:style-name="P46"><text:span text:style-name="Source_20_Text"><text:span text:style-name="T45"><text:s text:c="4"/>1. Train a detection model for 10 epochs with an initial learning_rate of 0.01</text:span></text:span></text:p>
      <text:p text:style-name="P46"><text:span text:style-name="Source_20_Text"><text:span text:style-name="T45"><text:s text:c="8"/>yolo train data=coco8.yaml model=yolov8n.pt epochs=10 lr0=0.01</text:span></text:span></text:p>
      <text:p text:style-name="P46"><text:span text:style-name="Source_20_Text"><text:span text:style-name="T46"/></text:span></text:p>
      <text:p text:style-name="P46"><text:span text:style-name="Source_20_Text"><text:span text:style-name="T45"><text:s text:c="4"/>2. Predict a YouTube video using a pretrained segmentation model at image size 320:</text:span></text:span></text:p>
      <text:p text:style-name="P46"><text:span text:style-name="Source_20_Text"><text:span text:style-name="T45"><text:s text:c="8"/>yolo predict model=yolov8n-seg.pt source='https://youtu.be/LNwODJXcvt4' imgsz=320</text:span></text:span></text:p>
      <text:p text:style-name="P46"><text:span text:style-name="Source_20_Text"><text:span text:style-name="T46"/></text:span></text:p>
      <text:p text:style-name="P46"><text:span text:style-name="Source_20_Text"><text:span text:style-name="T45"><text:s text:c="4"/>3. Val a pretrained detection model at batch-size 1 and image size 640:</text:span></text:span></text:p>
      <text:p text:style-name="P46"><text:span text:style-name="Source_20_Text"><text:span text:style-name="T45"><text:s text:c="8"/>yolo val model=yolov8n.pt data=coco8.yaml batch=1 imgsz=640</text:span></text:span></text:p>
      <text:p text:style-name="P46"><text:span text:style-name="Source_20_Text"><text:span text:style-name="T46"/></text:span></text:p>
      <text:p text:style-name="P46"><text:span text:style-name="Source_20_Text"><text:span text:style-name="T45"><text:s text:c="4"/>4. Export a YOLOv8n classification model to ONNX format at image size 224 by 128 (no TASK required)</text:span></text:span></text:p>
      <text:p text:style-name="P46"><text:span text:style-name="Source_20_Text"><text:span text:style-name="T45"><text:s text:c="8"/>yolo export model=yolov8n-cls.pt format=onnx imgsz=224,128</text:span></text:span></text:p>
      <text:p text:style-name="P46"><text:span text:style-name="Source_20_Text"><text:span text:style-name="T46"/></text:span></text:p>
      <text:p text:style-name="P46"><text:span text:style-name="Source_20_Text"><text:span text:style-name="T45"><text:s text:c="4"/>5. Explore your datasets using semantic search and SQL with a simple GUI powered by Ultralytics Explorer API</text:span></text:span></text:p>
      <text:p text:style-name="P46"><text:span text:style-name="Source_20_Text"><text:span text:style-name="T45"><text:s text:c="8"/>yolo explorer data=data.yaml model=yolov8n.pt</text:span></text:span></text:p>
      <text:p text:style-name="P46"><text:soft-page-break/><text:span text:style-name="Source_20_Text"><text:span text:style-name="T45"><text:s text:c="4"/></text:span></text:span></text:p>
      <text:p text:style-name="P46"><text:span text:style-name="Source_20_Text"><text:span text:style-name="T45"><text:s text:c="4"/>6. Streamlit real-time webcam inference GUI</text:span></text:span></text:p>
      <text:p text:style-name="P46"><text:span text:style-name="Source_20_Text"><text:span text:style-name="T45"><text:s text:c="8"/>yolo streamlit-predict</text:span></text:span></text:p>
      <text:p text:style-name="P46"><text:span text:style-name="Source_20_Text"><text:span text:style-name="T45"><text:s text:c="8"/></text:span></text:span></text:p>
      <text:p text:style-name="P46"><text:span text:style-name="Source_20_Text"><text:span text:style-name="T45"><text:s text:c="4"/>7. Run special commands:</text:span></text:span></text:p>
      <text:p text:style-name="P46"><text:span text:style-name="Source_20_Text"><text:span text:style-name="T45"><text:s text:c="8"/>yolo help</text:span></text:span></text:p>
      <text:p text:style-name="P46"><text:span text:style-name="Source_20_Text"><text:span text:style-name="T45"><text:s text:c="8"/>yolo checks</text:span></text:span></text:p>
      <text:p text:style-name="P46"><text:span text:style-name="Source_20_Text"><text:span text:style-name="T45"><text:s text:c="8"/>yolo version</text:span></text:span></text:p>
      <text:p text:style-name="P46"><text:span text:style-name="Source_20_Text"><text:span text:style-name="T45"><text:s text:c="8"/>yolo settings</text:span></text:span></text:p>
      <text:p text:style-name="P46"><text:span text:style-name="Source_20_Text"><text:span text:style-name="T45"><text:s text:c="8"/>yolo copy-cfg</text:span></text:span></text:p>
      <text:p text:style-name="P46"><text:span text:style-name="Source_20_Text"><text:span text:style-name="T45"><text:s text:c="8"/>yolo cfg</text:span></text:span></text:p>
      <text:p text:style-name="P46"><text:span text:style-name="Source_20_Text"><text:span text:style-name="T46"/></text:span></text:p>
      <text:p text:style-name="P46"><text:span text:style-name="Source_20_Text"><text:span text:style-name="T45"><text:s text:c="4"/>Docs: https://docs.ultralytics.com</text:span></text:span></text:p>
      <text:p text:style-name="P46"><text:span text:style-name="Source_20_Text"><text:span text:style-name="T45"><text:s text:c="4"/>Community: https://community.ultralytics.com</text:span></text:span></text:p>
      <text:p text:style-name="P46"><text:span text:style-name="Source_20_Text"><text:span text:style-name="T45"><text:s text:c="4"/>GitHub: https://github.com/ultralytics/ultralytics</text:span></text:span></text:p>
      <text:p text:style-name="P46"><text:span text:style-name="Source_20_Text"><text:span text:style-name="T75"/></text:span></text:p>
      <text:p text:style-name="P64"><text:span text:style-name="Source_20_Text"><text:span text:style-name="T67">docker run -it --rm -v ~/yolov8:/yolov8 yolo8 copy-cfg</text:span></text:span></text:p>
      <text:p text:style-name="P100"><text:span text:style-name="Source_20_Text"><text:span text:style-name="T169">copied to /yolov8/default_copy.yaml</text:span></text:span></text:p>
      <text:p text:style-name="P64"><text:span text:style-name="Source_20_Text"><text:span text:style-name="T67"/></text:span></text:p>
      <text:p text:style-name="P64"><text:span text:style-name="Source_20_Text"><text:span text:style-name="T67">docker run -it --rm -v ~/yolov8:/yolov8 yolo8 checks</text:span></text:span></text:p>
      <text:p text:style-name="P64"><text:span text:style-name="Source_20_Text"><text:span text:style-name="T67">docker run -it --rm -v ~/yolov8:/yolov8 yolo8 </text:span></text:span><text:span text:style-name="Source_20_Text"><text:span text:style-name="T68">settings</text:span></text:span></text:p>
      <text:p text:style-name="P64"><text:span text:style-name="Source_20_Text"><text:span text:style-name="T67">docker run -it --rm -v ~/yolov8:/yolov8 yolo8 </text:span></text:span><text:span text:style-name="Source_20_Text"><text:span text:style-name="T68">cfg</text:span></text:span></text:p>
      <text:p text:style-name="P64"><text:span text:style-name="Source_20_Text"><text:span text:style-name="T141"/></text:span></text:p>
      <text:p text:style-name="P46"><text:span text:style-name="Source_20_Text"><text:span text:style-name="T75"/></text:span></text:p>
      <text:p text:style-name="P104"><text:span text:style-name="Source_20_Text"><text:span text:style-name="T175">Train</text:span></text:span><text:span text:style-name="Source_20_Text"><text:span text:style-name="T173">:</text:span></text:span></text:p>
      <text:p text:style-name="P91"><text:span text:style-name="Source_20_Text"><text:span text:style-name="T167">docker run -it --rm </text:span></text:span><text:span text:style-name="Source_20_Text"><text:span text:style-name="T168">-v ~/yolov8:/yolov8 </text:span></text:span><text:span text:style-name="Source_20_Text"><text:span text:style-name="T162">yolo</text:span></text:span><text:span text:style-name="Source_20_Text"><text:span text:style-name="T177">8</text:span></text:span><text:span text:style-name="Source_20_Text"><text:span text:style-name="T162"> train data=coco8.yaml model=yolov8n.pt epochs=</text:span></text:span><text:span text:style-name="Source_20_Text"><text:span text:style-name="T177">2</text:span></text:span><text:span text:style-name="Source_20_Text"><text:span text:style-name="T162"> lr0=0.01</text:span></text:span></text:p>
      <text:p text:style-name="P99"><text:span text:style-name="Source_20_Text"><text:span text:style-name="T167">Успешно </text:span></text:span><text:span text:style-name="Source_20_Text"><text:span text:style-name="T169">cо св</text:span></text:span><text:span text:style-name="Source_20_Text"><text:span text:style-name="T170">оим</text:span></text:span><text:span text:style-name="Source_20_Text"><text:span text:style-name="T169"> датасетом</text:span></text:span></text:p>
      <text:p text:style-name="P99"><text:span text:style-name="Source_20_Text"><text:span text:style-name="T169"/></text:span></text:p>
      <text:p text:style-name="P65"><text:span text:style-name="Source_20_Text"><text:span text:style-name="T40">Положить n</text:span></text:span><text:span text:style-name="Source_20_Text"><text:span text:style-name="T41">ight_fly_256.yaml в yolo8 !!!</text:span></text:span></text:p>
      <text:p text:style-name="P65"><text:span text:style-name="Source_20_Text"><text:span text:style-name="T67">mkdir -p</text:span></text:span><text:span text:style-name="Source_20_Text"><text:span text:style-name="T164"> ~/yolo</text:span></text:span><text:span text:style-name="Source_20_Text"><text:span text:style-name="T166">v</text:span></text:span><text:span text:style-name="Source_20_Text"><text:span text:style-name="T164">8/ultralytics/cfg/datasets</text:span></text:span></text:p>
      <text:p text:style-name="P65"><text:span text:style-name="Source_20_Text"><text:span text:style-name="T164"/></text:span></text:p>
      <text:p text:style-name="P92"><text:span text:style-name="Source_20_Text"><text:span text:style-name="T167">docker run -it --rm --ipc=host </text:span></text:span><text:span text:style-name="Source_20_Text"><text:span text:style-name="T114">--gpus all</text:span></text:span><text:span text:style-name="Source_20_Text"><text:span text:style-name="T167"> </text:span></text:span><text:span text:style-name="Source_20_Text"><text:span text:style-name="T170">\</text:span></text:span></text:p>
      <text:p text:style-name="P92"><text:span text:style-name="Source_20_Text"><text:span text:style-name="T168">-v ~/yolov8:/yolov8 </text:span></text:span><text:span text:style-name="Source_20_Text"><text:span text:style-name="T170">\</text:span></text:span></text:p>
      <text:p text:style-name="P107"><text:span text:style-name="Source_20_Text"><text:span text:style-name="T168">-v ~/</text:span></text:span><text:span text:style-name="Source_20_Text"><text:span text:style-name="T171">datasets</text:span></text:span><text:span text:style-name="Source_20_Text"><text:span text:style-name="T168">:/</text:span></text:span><text:span text:style-name="Source_20_Text"><text:span text:style-name="T171">yolov8/datasets</text:span></text:span><text:span text:style-name="Source_20_Text"><text:span text:style-name="T168"> </text:span></text:span><text:span text:style-name="Source_20_Text"><text:span text:style-name="T170">\</text:span></text:span></text:p>
      <text:p text:style-name="P108"><text:span text:style-name="Source_20_Text"><text:span text:style-name="T162">yolo</text:span></text:span><text:span text:style-name="Source_20_Text"><text:span text:style-name="T177">8</text:span></text:span><text:span text:style-name="Source_20_Text"><text:span text:style-name="T162"> train </text:span></text:span><text:span text:style-name="Source_20_Text"><text:span text:style-name="T115">device=0</text:span></text:span><text:span text:style-name="Source_20_Text"><text:span text:style-name="T172"> </text:span></text:span><text:span text:style-name="Source_20_Text"><text:span text:style-name="T162">data=night_fly_256.yaml model=yolov8n.pt epochs=</text:span></text:span><text:span text:style-name="Source_20_Text"><text:span text:style-name="T177">2</text:span></text:span><text:span text:style-name="Source_20_Text"><text:span text:style-name="T162"> lr0=0.01</text:span></text:span></text:p>
      <text:p text:style-name="P66"><text:span text:style-name="Source_20_Text"><text:span text:style-name="T41">Обучение запускается !!! </text:span></text:span><text:span text:style-name="Source_20_Text"><text:span text:style-name="T42">(без GPU)</text:span></text:span></text:p>
      <text:p text:style-name="P46"><text:span text:style-name="Source_20_Text"><text:span text:style-name="T75"/></text:span></text:p>
      <text:p text:style-name="P46"><text:span text:style-name="Source_20_Text"><text:span text:style-name="T183">Установка NVIDIA Docker Runtime</text:span></text:span></text:p>
      <text:p text:style-name="P46"><text:span text:style-name="Source_20_Text"><text:span text:style-name="T183">Теперь давай установим NVIDIA Docker runtime, чтобы включить поддержку GPU в контейнерах Docker:</text:span></text:span></text:p>
      <text:p text:style-name="P46"><text:span text:style-name="Source_20_Text"><text:span text:style-name="T183"># Add NVIDIA package repositories</text:span></text:span></text:p>
      <text:p text:style-name="P46"><text:span text:style-name="Source_20_Text"><text:span text:style-name="T183">curl -s -L https://nvidia.github.io/nvidia-docker/gpgkey | sudo apt-key add -distribution=$(lsb_release -cs)</text:span></text:span></text:p>
      <text:p text:style-name="P46"><text:span text:style-name="Source_20_Text"><text:span text:style-name="T183">curl -s -L https://nvidia.github.io/nvidia-docker/$distribution/nvidia-docker.list | sudo tee /etc/apt/sources.list.d/nvidia-docker.list</text:span></text:span></text:p>
      <text:p text:style-name="P46"><text:span text:style-name="Source_20_Text"><text:span text:style-name="T183"># Install NVIDIA Docker runtime</text:span></text:span></text:p>
      <text:p text:style-name="P46"><text:span text:style-name="Source_20_Text"><text:span text:style-name="T183">sudo apt-get update</text:span></text:span></text:p>
      <text:p text:style-name="P46"><text:span text:style-name="Source_20_Text"><text:span text:style-name="T183">sudo apt-get install -y nvidia-docker2</text:span></text:span></text:p>
      <text:p text:style-name="P46"><text:span text:style-name="Source_20_Text"><text:span text:style-name="T183"># Restart Docker service to apply changes</text:span></text:span></text:p>
      <text:p text:style-name="P46"><text:span text:style-name="Source_20_Text"><text:span text:style-name="T183">sudo systemctl restart docker</text:span></text:span></text:p>
      <text:p text:style-name="P112"><text:span text:style-name="Source_20_Text"><text:span text:style-name="T41">Подключить GPU не удалось</text:span></text:span></text:p>
      <text:p text:style-name="P113"><text:span text:style-name="Source_20_Text"><text:span text:style-name="T44">Запускаю обучение 10 эпох</text:span></text:span></text:p>
      <text:p text:style-name="P110"><text:span text:style-name="Source_20_Text"><text:span text:style-name="T167">docker run -it --rm </text:span></text:span><text:span text:style-name="Source_20_Text"><text:span text:style-name="T168">-v ~/yolov8:/yolov8 -v ~/</text:span></text:span><text:span text:style-name="Source_20_Text"><text:span text:style-name="T171">datasets</text:span></text:span><text:span text:style-name="Source_20_Text"><text:span text:style-name="T168">:/</text:span></text:span><text:span text:style-name="Source_20_Text"><text:span text:style-name="T171">yolov8/datasets</text:span></text:span><text:span text:style-name="Source_20_Text"><text:span text:style-name="T168"> </text:span></text:span><text:span text:style-name="Source_20_Text"><text:span text:style-name="T162">yolo</text:span></text:span><text:span text:style-name="Source_20_Text"><text:span text:style-name="T177">8</text:span></text:span><text:span text:style-name="Source_20_Text"><text:span text:style-name="T162"> train </text:span></text:span><text:span text:style-name="Source_20_Text"><text:span text:style-name="T172">device=0 </text:span></text:span><text:span text:style-name="Source_20_Text"><text:span text:style-name="T162">data=night_fly_256.yaml model=yolov8n.pt </text:span></text:span><text:span text:style-name="Source_20_Text"><text:span text:style-name="T179">imgsz=256</text:span></text:span><text:span text:style-name="Source_20_Text"><text:span text:style-name="T162"> epochs=</text:span></text:span><text:span text:style-name="Source_20_Text"><text:span text:style-name="T178">10</text:span></text:span><text:span text:style-name="Source_20_Text"><text:span text:style-name="T162"> lr0=0.01</text:span></text:span></text:p>
      <text:p text:style-name="P110"><text:span text:style-name="Source_20_Text"><text:span text:style-name="T164"/></text:span></text:p>
      <text:p text:style-name="P110"><text:span text:style-name="Source_20_Text"><text:span text:style-name="T164"/></text:span></text:p>
      <text:p text:style-name="P112"><text:span text:style-name="Source_20_Text"><text:span text:style-name="T43">Перехожу обратно к DeepCL</text:span></text:span></text:p>
      <text:p text:style-name="P46"><text:span text:style-name="Source_20_Text"><text:span text:style-name="T75"/></text:span></text:p>
      <text:p text:style-name="P46"><text:span text:style-name="Source_20_Text"><text:span text:style-name="T75"/></text:span></text:p>
      <text:p text:style-name="P46"><text:span text:style-name="Source_20_Text"><text:span text:style-name="T75"/></text:span></text:p>
      <text:p text:style-name="P46"><text:soft-page-break/><text:span text:style-name="Source_20_Text"><text:span text:style-name="T75"/></text:span></text:p>
      <text:p text:style-name="P46"><text:span text:style-name="Source_20_Text"><text:span text:style-name="T75"/></text:span></text:p>
      <text:p text:style-name="P46"><text:span text:style-name="Source_20_Text"><text:span text:style-name="T75"/></text:span></text:p>
      <text:p text:style-name="P46"><text:span text:style-name="Source_20_Text"><text:span text:style-name="T75"/></text:span></text:p>
      <text:p text:style-name="P46"><text:span text:style-name="Source_20_Text"><text:span text:style-name="T75"/></text:span></text:p>
      <text:p text:style-name="P46"><text:span text:style-name="Source_20_Text"><text:span text:style-name="T75"/></text:span></text:p>
      <text:p text:style-name="P46"><text:span text:style-name="Source_20_Text"><text:span text:style-name="T75"/></text:span></text:p>
      <text:p text:style-name="P46"><text:span text:style-name="Source_20_Text"><text:span text:style-name="T75"/></text:span></text:p>
      <text:p text:style-name="P46"><text:span text:style-name="Source_20_Text"><text:span text:style-name="T75"/></text:span></text:p>
      <text:p text:style-name="P46"><text:span text:style-name="Source_20_Text"><text:span text:style-name="T75"/></text:span></text:p>
      <text:p text:style-name="P46"><text:span text:style-name="Source_20_Text"><text:span text:style-name="T75"/></text:span></text:p>
      <text:p text:style-name="P46"><text:span text:style-name="Source_20_Text"><text:span text:style-name="T75"/></text:span></text:p>
      <text:p text:style-name="P46"><text:span text:style-name="Source_20_Text"><text:span text:style-name="T75"/></text:span></text:p>
      <text:p text:style-name="P46"><text:span text:style-name="Source_20_Text"><text:span text:style-name="T75"/></text:span></text:p>
      <text:p text:style-name="P46"><text:span text:style-name="Source_20_Text"><text:span text:style-name="T75"/></text:span></text:p>
      <text:p text:style-name="P46"><text:span text:style-name="Source_20_Text"><text:span text:style-name="T75"/></text:span></text:p>
      <text:p text:style-name="P46"><text:span text:style-name="Source_20_Text"><text:span text:style-name="T75"/></text:span></text:p>
      <text:p text:style-name="P46"><text:span text:style-name="Source_20_Text"><text:span text:style-name="T75"/></text:span></text:p>
      <text:p text:style-name="P40"><text:span text:style-name="Source_20_Text"><text:span text:style-name="T152">скрипт - </text:span></text:span><text:span text:style-name="Source_20_Text"><text:span text:style-name="T151">конвертация pt - onnx – rknn – перенос в папку для экспериментов</text:span></text:span></text:p>
      <text:p text:style-name="P84"><text:span text:style-name="Source_20_Text"><text:span text:style-name="T101">Пробовать</text:span></text:span></text:p>
      <text:p text:style-name="P86"><text:span text:style-name="Source_20_Text"><text:span text:style-name="T72">Yolo – Docker </text:span></text:span><text:span text:style-name="Source_20_Text"><text:span text:style-name="T73">5 и 8</text:span></text:span></text:p>
      <text:p text:style-name="P84"><text:span text:style-name="Source_20_Text"><text:span text:style-name="T101"/></text:span></text:p>
      <text:p text:style-name="P84"><text:a xlink:type="simple" xlink:href="https://github.com/Pelochus/ezrknn-toolkit2" text:style-name="Internet_20_link" text:visited-style-name="Visited_20_Internet_20_Link"><text:span text:style-name="Source_20_Text"><text:span text:style-name="T71">https://github.com/Pelochus/ezrknn-toolkit2</text:span></text:span></text:a></text:p>
      <text:p text:style-name="P84"><text:span text:style-name="Source_20_Text"><text:span text:style-name="T71"/></text:span></text:p>
      <text:p text:style-name="P84"><text:a xlink:type="simple" xlink:href="https://oleg.milantiev.com/2024/02/25/yolov8-npu-rk3588-orange-pi-3b/" text:style-name="Internet_20_link" text:visited-style-name="Visited_20_Internet_20_Link"><text:span text:style-name="Source_20_Text"><text:span text:style-name="T71">https://oleg.milantiev.com/2024/02/25/yolov8-npu-rk3588-orange-pi-3b/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16.54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9-02T12:46:20.468139081</dc:date>
    <meta:editing-duration>P2DT1H59M6S</meta:editing-duration>
    <meta:editing-cycles>284</meta:editing-cycles>
    <meta:generator>LibreOffice/7.3.7.2$Linux_X86_64 LibreOffice_project/30$Build-2</meta:generator>
    <meta:document-statistic meta:table-count="0" meta:image-count="0" meta:object-count="0" meta:page-count="9" meta:paragraph-count="334" meta:word-count="1758" meta:character-count="16123" meta:non-whitespace-character-count="14297"/>
  </office:meta>
</office:document-meta>
</file>